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0.958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0.882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8.199cm"/>
    </style:style>
    <style:style style:name="co18" style:family="table-column">
      <style:table-column-properties fo:break-before="auto" style:column-width="2.043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.053cm" fo:break-before="auto" style:use-optimal-row-height="true"/>
    </style:style>
    <style:style style:name="ro9" style:family="table-row">
      <style:table-row-properties style:row-height="1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6-28T02:00:57.15">
            <text:p>2021/6/28 2:00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8T02:00:57.22">
            <text:p>2021/6/28 2:00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8T02:00:57.22">
            <text:p>2021/6/28 2:00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8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1" table:default-cell-style-name="ce24"/>
        <table:table-column table:style-name="co1" table:default-cell-style-name="ce22"/>
        <table:table-column table:style-name="co12" table:default-cell-style-name="ce22"/>
        <table:table-column table:style-name="co13" table:default-cell-style-name="ce18"/>
        <table:table-column table:style-name="co14" table:default-cell-style-name="ce18"/>
        <table:table-column table:style-name="co5" table:default-cell-style-name="ce18"/>
        <table:table-column table:style-name="co15" table:number-columns-repeated="3" table:default-cell-style-name="ce18"/>
        <table:table-column table:style-name="co16" table:number-columns-repeated="3" table:default-cell-style-name="ce18"/>
        <table:table-column table:style-name="co17" table:default-cell-style-name="ce27"/>
        <table:table-column table:style-name="co1" table:default-cell-style-name="ce27"/>
        <table:table-column table:style-name="co1" table:default-cell-style-name="ce16"/>
        <table:table-row table:style-name="ro3">
          <table:table-cell table:style-name="ce4" table:formula="of:=CONCATENATE(&quot;sn(&quot;;MAX(list_of_id_numbers);&quot;)&quot;;&quot;/&quot;;&quot;sn(&quot;;MAX(list_of_id_numbers);&quot;)&quot;)" office:value-type="string" office:string-value="sn(71)/sn(71)">
            <text:p>sn(71)/sn(71)</text:p>
          </table:table-cell>
          <table:table-cell table:style-name="ce4" table:number-columns-repeated="3"/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L1]" office:value-type="float" office:value="1">
            <text:p>1</text:p>
          </table:table-cell>
          <table:table-cell table:style-name="ce4" table:formula="of:=[.M1]" office:value-type="float" office:value="2">
            <text:p>2</text:p>
          </table:table-cell>
          <table:table-cell table:style-name="ce4" table:formula="of:=[.N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table:formula="of:=[.L2]" office:value-type="string" office:string-value="A">
            <text:p>A</text:p>
          </table:table-cell>
          <table:table-cell table:formula="of:=VLOOKUP([.H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B">
            <text:p>B</text:p>
          </table:table-cell>
          <table:table-cell table:formula="of:=RIGHT([.E2];1)" office:value-type="string" office:string-value="B">
            <text:p>B</text:p>
          </table:table-cell>
          <table:table-cell table:formula="of:=VLOOKUP([.L2];entries_item_list_3;2)" office:value-type="string" office:string-value="スペアミント">
            <text:p>スペアミント</text:p>
          </table:table-cell>
          <table:table-cell table:formula="of:=VLOOKUP([.M2];entries_item_list_3;2)" office:value-type="string" office:string-value="ローズマリー">
            <text:p>ローズマリー</text:p>
          </table:table-cell>
          <table:table-cell table:formula="of:=VLOOKUP([.N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table:formula="of:=[.N3]" office:value-type="string" office:string-value="C">
            <text:p>C</text:p>
          </table:table-cell>
          <table:table-cell table:formula="of:=VLOOKUP([.H3];entries_item_list_3;2)" office:value-type="string" office:string-value="オオバ">
            <text:p>オオバ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C">
            <text:p>C</text:p>
          </table:table-cell>
          <table:table-cell table:formula="of:=RIGHT([.E3];1)" office:value-type="string" office:string-value="C">
            <text:p>C</text:p>
          </table:table-cell>
          <table:table-cell table:formula="of:=VLOOKUP([.L3];entries_item_list_3;2)" office:value-type="string" office:string-value="スペアミント">
            <text:p>スペアミント</text:p>
          </table:table-cell>
          <table:table-cell table:formula="of:=VLOOKUP([.M3];entries_item_list_3;2)" office:value-type="string" office:string-value="オオバ">
            <text:p>オオバ</text:p>
          </table:table-cell>
          <table:table-cell table:formula="of:=VLOOKUP([.N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2:1</text:p>
          </table:table-cell>
          <table:table-cell office:value-type="string">
            <text:p>BC-2:1</text:p>
          </table:table-cell>
          <table:table-cell table:formula="of:=[.L4]" office:value-type="string" office:string-value="B">
            <text:p>B</text:p>
          </table:table-cell>
          <table:table-cell table:formula="of:=VLOOKUP([.H4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4];1)" office:value-type="string" office:string-value="B">
            <text:p>B</text:p>
          </table:table-cell>
          <table:table-cell table:formula="of:=MID([.E4];2;1)" office:value-type="string" office:string-value="C">
            <text:p>C</text:p>
          </table:table-cell>
          <table:table-cell table:formula="of:=RIGHT([.E4];1)" office:value-type="string" office:string-value="C">
            <text:p>C</text:p>
          </table:table-cell>
          <table:table-cell table:formula="of:=VLOOKUP([.L4];entries_item_list_3;2)" office:value-type="string" office:string-value="ローズマリー">
            <text:p>ローズマリー</text:p>
          </table:table-cell>
          <table:table-cell table:formula="of:=VLOOKUP([.M4];entries_item_list_3;2)" office:value-type="string" office:string-value="オオバ">
            <text:p>オオバ</text:p>
          </table:table-cell>
          <table:table-cell table:formula="of:=VLOOKUP([.N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2</text:p>
          </table:table-cell>
          <table:table-cell office:value-type="string">
            <text:p>AB-1:2</text:p>
          </table:table-cell>
          <table:table-cell office:value-type="string">
            <text:p>B</text:p>
          </table:table-cell>
          <table:table-cell table:formula="of:=VLOOKUP([.H5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L5];entries_item_list_3;2)" office:value-type="string" office:string-value="スペアミント">
            <text:p>スペアミント</text:p>
          </table:table-cell>
          <table:table-cell table:formula="of:=VLOOKUP([.M5];entries_item_list_3;2)" office:value-type="string" office:string-value="ローズマリー">
            <text:p>ローズマリー</text:p>
          </table:table-cell>
          <table:table-cell table:formula="of:=VLOOKUP([.N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3" office:value-type="string">
            <text:p>1:1:1</text:p>
          </table:table-cell>
          <table:table-cell office:value-type="string">
            <text:p>ABC-1:1:1</text:p>
          </table:table-cell>
          <table:table-cell office:value-type="string">
            <text:p>C</text:p>
          </table:table-cell>
          <table:table-cell table:formula="of:=VLOOKUP([.H6];entries_item_list_3;2)" office:value-type="string" office:string-value="オオバ">
            <text:p>オオバ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C">
            <text:p>C</text:p>
          </table:table-cell>
          <table:table-cell table:formula="of:=VLOOKUP([.L6];entries_item_list_3;2)" office:value-type="string" office:string-value="スペアミント">
            <text:p>スペアミント</text:p>
          </table:table-cell>
          <table:table-cell table:formula="of:=VLOOKUP([.M6];entries_item_list_3;2)" office:value-type="string" office:string-value="ローズマリー">
            <text:p>ローズマリー</text:p>
          </table:table-cell>
          <table:table-cell table:formula="of:=VLOOKUP([.N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L7];entries_item_list_3;2)" office:value-type="string" office:string-value="スペアミント">
            <text:p>スペアミント</text:p>
          </table:table-cell>
          <table:table-cell table:formula="of:=VLOOKUP([.M7];entries_item_list_3;2)" office:value-type="string" office:string-value="ローズマリー">
            <text:p>ローズマリー</text:p>
          </table:table-cell>
          <table:table-cell table:formula="of:=VLOOKUP([.N7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office:value-type="string">
            <text:p>C</text:p>
          </table:table-cell>
          <table:table-cell table:formula="of:=VLOOKUP([.H8];entries_item_list_3;2)" office:value-type="string" office:string-value="オオバ">
            <text:p>オオバ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C">
            <text:p>C</text:p>
          </table:table-cell>
          <table:table-cell table:formula="of:=RIGHT([.E8];1)" office:value-type="string" office:string-value="C">
            <text:p>C</text:p>
          </table:table-cell>
          <table:table-cell table:formula="of:=VLOOKUP([.L8];entries_item_list_3;2)" office:value-type="string" office:string-value="スペアミント">
            <text:p>スペアミント</text:p>
          </table:table-cell>
          <table:table-cell table:formula="of:=VLOOKUP([.M8];entries_item_list_3;2)" office:value-type="string" office:string-value="オオバ">
            <text:p>オオバ</text:p>
          </table:table-cell>
          <table:table-cell table:formula="of:=VLOOKUP([.N8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1:1</text:p>
          </table:table-cell>
          <table:table-cell office:value-type="string">
            <text:p>BC-1:1</text:p>
          </table:table-cell>
          <table:table-cell office:value-type="string">
            <text:p>B</text:p>
          </table:table-cell>
          <table:table-cell table:formula="of:=VLOOKUP([.H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B">
            <text:p>B</text:p>
          </table:table-cell>
          <table:table-cell table:formula="of:=MID([.E9];2;1)" office:value-type="string" office:string-value="C">
            <text:p>C</text:p>
          </table:table-cell>
          <table:table-cell table:formula="of:=RIGHT([.E9];1)" office:value-type="string" office:string-value="C">
            <text:p>C</text:p>
          </table:table-cell>
          <table:table-cell table:formula="of:=VLOOKUP([.L9];entries_item_list_3;2)" office:value-type="string" office:string-value="ローズマリー">
            <text:p>ローズマリー</text:p>
          </table:table-cell>
          <table:table-cell table:formula="of:=VLOOKUP([.M9];entries_item_list_3;2)" office:value-type="string" office:string-value="オオバ">
            <text:p>オオバ</text:p>
          </table:table-cell>
          <table:table-cell table:formula="of:=VLOOKUP([.N9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10];entries_item_list_3;2)" office:value-type="float" office:value="0">
            <text:p>#N/A</text:p>
          </table:table-cell>
          <table:table-cell table:number-columns-repeated="2"/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L10];entries_item_list_3;2)" office:value-type="string" office:string-value="スペアミント">
            <text:p>スペアミント</text:p>
          </table:table-cell>
          <table:table-cell table:formula="of:=VLOOKUP([.M10];entries_item_list_3;2)" office:value-type="string" office:string-value="ローズマリー">
            <text:p>ローズマリー</text:p>
          </table:table-cell>
          <table:table-cell table:formula="of:=VLOOKUP([.N10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L11];entries_item_list_3;2)" office:value-type="string" office:string-value="スペアミント">
            <text:p>スペアミント</text:p>
          </table:table-cell>
          <table:table-cell table:formula="of:=VLOOKUP([.M11];entries_item_list_3;2)" office:value-type="string" office:string-value="ローズマリー">
            <text:p>ローズマリー</text:p>
          </table:table-cell>
          <table:table-cell table:formula="of:=VLOOKUP([.N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L12];entries_item_list_3;2)" office:value-type="string" office:string-value="スペアミント">
            <text:p>スペアミント</text:p>
          </table:table-cell>
          <table:table-cell table:formula="of:=VLOOKUP([.M12];entries_item_list_3;2)" office:value-type="string" office:string-value="ローズマリー">
            <text:p>ローズマリー</text:p>
          </table:table-cell>
          <table:table-cell table:formula="of:=VLOOKUP([.N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office:value-type="string">
            <text:p>A</text:p>
          </table:table-cell>
          <table:table-cell table:formula="of:=VLOOKUP([.H1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B">
            <text:p>B</text:p>
          </table:table-cell>
          <table:table-cell table:formula="of:=VLOOKUP([.L13];entries_item_list_3;2)" office:value-type="string" office:string-value="スペアミント">
            <text:p>スペアミント</text:p>
          </table:table-cell>
          <table:table-cell table:formula="of:=VLOOKUP([.M13];entries_item_list_3;2)" office:value-type="string" office:string-value="ローズマリー">
            <text:p>ローズマリー</text:p>
          </table:table-cell>
          <table:table-cell table:formula="of:=VLOOKUP([.N1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office:value-type="string">
            <text:p>A</text:p>
          </table:table-cell>
          <table:table-cell table:formula="of:=VLOOKUP([.H1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L14];entries_item_list_3;2)" office:value-type="string" office:string-value="スペアミント">
            <text:p>スペアミント</text:p>
          </table:table-cell>
          <table:table-cell table:formula="of:=VLOOKUP([.M14];entries_item_list_3;2)" office:value-type="string" office:string-value="オオバ">
            <text:p>オオバ</text:p>
          </table:table-cell>
          <table:table-cell table:formula="of:=VLOOKUP([.N14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15];entries_item_list_3;2)" office:value-type="float" office:value="0">
            <text:p>#N/A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B">
            <text:p>B</text:p>
          </table:table-cell>
          <table:table-cell table:formula="of:=RIGHT([.E15];1)" office:value-type="string" office:string-value="B">
            <text:p>B</text:p>
          </table:table-cell>
          <table:table-cell table:formula="of:=VLOOKUP([.L15];entries_item_list_3;2)" office:value-type="string" office:string-value="スペアミント">
            <text:p>スペアミント</text:p>
          </table:table-cell>
          <table:table-cell table:formula="of:=VLOOKUP([.M15];entries_item_list_3;2)" office:value-type="string" office:string-value="ローズマリー">
            <text:p>ローズマリー</text:p>
          </table:table-cell>
          <table:table-cell table:formula="of:=VLOOKUP([.N15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1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B">
            <text:p>B</text:p>
          </table:table-cell>
          <table:table-cell table:formula="of:=RIGHT([.E16];1)" office:value-type="string" office:string-value="B">
            <text:p>B</text:p>
          </table:table-cell>
          <table:table-cell table:formula="of:=VLOOKUP([.L16];entries_item_list_3;2)" office:value-type="string" office:string-value="スペアミント">
            <text:p>スペアミント</text:p>
          </table:table-cell>
          <table:table-cell table:formula="of:=VLOOKUP([.M16];entries_item_list_3;2)" office:value-type="string" office:string-value="ローズマリー">
            <text:p>ローズマリー</text:p>
          </table:table-cell>
          <table:table-cell table:formula="of:=VLOOKUP([.N16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/>
          <table:table-cell table:formula="of:=VLOOKUP([.H17];entries_item_list_3;2)" office:value-type="float" office:value="0">
            <text:p>#N/A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X">
            <text:p>X</text:p>
          </table:table-cell>
          <table:table-cell table:formula="of:=RIGHT([.E17];1)" office:value-type="string" office:string-value="X">
            <text:p>X</text:p>
          </table:table-cell>
          <table:table-cell table:formula="of:=VLOOKUP([.L17];entries_item_list_3;2)" office:value-type="string" office:string-value="スペアミント">
            <text:p>スペアミント</text:p>
          </table:table-cell>
          <table:table-cell table:formula="of:=VLOOKUP([.M17];entries_item_list_3;2)" office:value-type="string" office:string-value="焼酎">
            <text:p>焼酎</text:p>
          </table:table-cell>
          <table:table-cell table:formula="of:=VLOOKUP([.N17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/>
          <table:table-cell table:formula="of:=VLOOKUP([.H18];entries_item_list_3;2)" office:value-type="float" office:value="0">
            <text:p>#N/A</text:p>
          </table:table-cell>
          <table:table-cell table:number-columns-repeated="2"/>
          <table:table-cell table:formula="of:=LEFT([.E18];1)" office:value-type="string" office:string-value="B">
            <text:p>B</text:p>
          </table:table-cell>
          <table:table-cell table:formula="of:=MID([.E18];2;1)" office:value-type="string" office:string-value="X">
            <text:p>X</text:p>
          </table:table-cell>
          <table:table-cell table:formula="of:=RIGHT([.E18];1)" office:value-type="string" office:string-value="X">
            <text:p>X</text:p>
          </table:table-cell>
          <table:table-cell table:formula="of:=VLOOKUP([.L18];entries_item_list_3;2)" office:value-type="string" office:string-value="ローズマリー">
            <text:p>ローズマリー</text:p>
          </table:table-cell>
          <table:table-cell table:formula="of:=VLOOKUP([.M18];entries_item_list_3;2)" office:value-type="string" office:string-value="焼酎">
            <text:p>焼酎</text:p>
          </table:table-cell>
          <table:table-cell table:formula="of:=VLOOKUP([.N18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19];entries_item_list_3;2)" office:value-type="float" office:value="0">
            <text:p>#N/A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X">
            <text:p>X</text:p>
          </table:table-cell>
          <table:table-cell table:formula="of:=RIGHT([.E19];1)" office:value-type="string" office:string-value="X">
            <text:p>X</text:p>
          </table:table-cell>
          <table:table-cell table:formula="of:=VLOOKUP([.L19];entries_item_list_3;2)" office:value-type="string" office:string-value="スペアミント">
            <text:p>スペアミント</text:p>
          </table:table-cell>
          <table:table-cell table:formula="of:=VLOOKUP([.M19];entries_item_list_3;2)" office:value-type="string" office:string-value="焼酎">
            <text:p>焼酎</text:p>
          </table:table-cell>
          <table:table-cell table:formula="of:=VLOOKUP([.N19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20];entries_item_list_3;2)" office:value-type="float" office:value="0">
            <text:p>#N/A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X">
            <text:p>X</text:p>
          </table:table-cell>
          <table:table-cell table:formula="of:=RIGHT([.E20];1)" office:value-type="string" office:string-value="X">
            <text:p>X</text:p>
          </table:table-cell>
          <table:table-cell table:formula="of:=VLOOKUP([.L20];entries_item_list_3;2)" office:value-type="string" office:string-value="スペアミント">
            <text:p>スペアミント</text:p>
          </table:table-cell>
          <table:table-cell table:formula="of:=VLOOKUP([.M20];entries_item_list_3;2)" office:value-type="string" office:string-value="焼酎">
            <text:p>焼酎</text:p>
          </table:table-cell>
          <table:table-cell table:formula="of:=VLOOKUP([.N20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office:value-type="string">
            <text:p>D</text:p>
          </table:table-cell>
          <table:table-cell table:formula="of:=VLOOKUP([.H21];entries_item_list_3;2)" office:value-type="string" office:string-value="赤紫蘇">
            <text:p>赤紫蘇</text:p>
          </table:table-cell>
          <table:table-cell table:number-columns-repeated="2"/>
          <table:table-cell table:formula="of:=LEFT([.E21];1)" office:value-type="string" office:string-value="D">
            <text:p>D</text:p>
          </table:table-cell>
          <table:table-cell table:formula="of:=MID([.E21];2;1)">
            <text:p/>
          </table:table-cell>
          <table:table-cell table:formula="of:=RIGHT([.E21];1)" office:value-type="string" office:string-value="D">
            <text:p>D</text:p>
          </table:table-cell>
          <table:table-cell table:formula="of:=VLOOKUP([.L21];entries_item_list_3;2)" office:value-type="string" office:string-value="赤紫蘇">
            <text:p>赤紫蘇</text:p>
          </table:table-cell>
          <table:table-cell table:formula="of:=VLOOKUP([.M21];entries_item_list_3;2)" office:value-type="float" office:value="0">
            <text:p>#N/A</text:p>
          </table:table-cell>
          <table:table-cell table:formula="of:=VLOOKUP([.N21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22];entries_item_list_3;2)" office:value-type="string" office:string-value="赤紫蘇">
            <text:p>赤紫蘇</text:p>
          </table:table-cell>
          <table:table-cell table:number-columns-repeated="2"/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L22];entries_item_list_3;2)" office:value-type="string" office:string-value="スペアミント">
            <text:p>スペアミント</text:p>
          </table:table-cell>
          <table:table-cell table:formula="of:=VLOOKUP([.M22];entries_item_list_3;2)" office:value-type="string" office:string-value="赤紫蘇">
            <text:p>赤紫蘇</text:p>
          </table:table-cell>
          <table:table-cell table:formula="of:=VLOOKUP([.N22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office:value-type="string">
            <text:p>?</text:p>
          </table:table-cell>
          <table:table-cell table:formula="of:=VLOOKUP([.H23];entries_item_list_3;2)" office:value-type="float" office:value="0">
            <text:p>#N/A</text:p>
          </table:table-cell>
          <table:table-cell table:number-columns-repeated="2"/>
          <table:table-cell table:formula="of:=LEFT([.E23];1)" office:value-type="string" office:string-value="D">
            <text:p>D</text:p>
          </table:table-cell>
          <table:table-cell table:formula="of:=MID([.E23];2;1)" office:value-type="string" office:string-value="E">
            <text:p>E</text:p>
          </table:table-cell>
          <table:table-cell table:formula="of:=RIGHT([.E23];1)" office:value-type="string" office:string-value="E">
            <text:p>E</text:p>
          </table:table-cell>
          <table:table-cell table:formula="of:=VLOOKUP([.L23];entries_item_list_3;2)" office:value-type="string" office:string-value="赤紫蘇">
            <text:p>赤紫蘇</text:p>
          </table:table-cell>
          <table:table-cell table:formula="of:=VLOOKUP([.M23];entries_item_list_3;2)" office:value-type="string" office:string-value="生姜">
            <text:p>生姜</text:p>
          </table:table-cell>
          <table:table-cell table:formula="of:=VLOOKUP([.N23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office:value-type="string">
            <text:p>F</text:p>
          </table:table-cell>
          <table:table-cell table:formula="of:=VLOOKUP([.H24];entries_item_list_3;2)" office:value-type="string" office:string-value="ディル">
            <text:p>ディル</text:p>
          </table:table-cell>
          <table:table-cell table:number-columns-repeated="2"/>
          <table:table-cell table:formula="of:=LEFT([.E24];1)" office:value-type="string" office:string-value="E">
            <text:p>E</text:p>
          </table:table-cell>
          <table:table-cell table:formula="of:=MID([.E24];2;1)" office:value-type="string" office:string-value="F">
            <text:p>F</text:p>
          </table:table-cell>
          <table:table-cell table:formula="of:=RIGHT([.E24];1)" office:value-type="string" office:string-value="F">
            <text:p>F</text:p>
          </table:table-cell>
          <table:table-cell table:formula="of:=VLOOKUP([.L24];entries_item_list_3;2)" office:value-type="string" office:string-value="生姜">
            <text:p>生姜</text:p>
          </table:table-cell>
          <table:table-cell table:formula="of:=VLOOKUP([.M24];entries_item_list_3;2)" office:value-type="string" office:string-value="ディル">
            <text:p>ディル</text:p>
          </table:table-cell>
          <table:table-cell table:formula="of:=VLOOKUP([.N24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D</text:p>
          </table:table-cell>
          <table:table-cell table:formula="of:=VLOOKUP([.H25];entries_item_list_3;2)" office:value-type="string" office:string-value="赤紫蘇">
            <text:p>赤紫蘇</text:p>
          </table:table-cell>
          <table:table-cell table:number-columns-repeated="2"/>
          <table:table-cell table:formula="of:=LEFT([.E25];1)" office:value-type="string" office:string-value="B">
            <text:p>B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L25];entries_item_list_3;2)" office:value-type="string" office:string-value="ローズマリー">
            <text:p>ローズマリー</text:p>
          </table:table-cell>
          <table:table-cell table:formula="of:=VLOOKUP([.M25];entries_item_list_3;2)" office:value-type="string" office:string-value="赤紫蘇">
            <text:p>赤紫蘇</text:p>
          </table:table-cell>
          <table:table-cell table:formula="of:=VLOOKUP([.N25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office:value-type="string">
            <text:p>A</text:p>
          </table:table-cell>
          <table:table-cell table:formula="of:=VLOOKUP([.H2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L26];entries_item_list_3;2)" office:value-type="string" office:string-value="スペアミント">
            <text:p>スペアミント</text:p>
          </table:table-cell>
          <table:table-cell table:formula="of:=VLOOKUP([.M26];entries_item_list_3;2)" office:value-type="string" office:string-value="赤紫蘇">
            <text:p>赤紫蘇</text:p>
          </table:table-cell>
          <table:table-cell table:formula="of:=VLOOKUP([.N26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B</text:p>
          </table:table-cell>
          <table:table-cell table:formula="of:=VLOOKUP([.H27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27];1)" office:value-type="string" office:string-value="B">
            <text:p>B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L27];entries_item_list_3;2)" office:value-type="string" office:string-value="ローズマリー">
            <text:p>ローズマリー</text:p>
          </table:table-cell>
          <table:table-cell table:formula="of:=VLOOKUP([.M27];entries_item_list_3;2)" office:value-type="string" office:string-value="赤紫蘇">
            <text:p>赤紫蘇</text:p>
          </table:table-cell>
          <table:table-cell table:formula="of:=VLOOKUP([.N27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28];entries_item_list_3;2)" office:value-type="float" office:value="0">
            <text:p>#N/A</text:p>
          </table:table-cell>
          <table:table-cell table:number-columns-repeated="2"/>
          <table:table-cell table:formula="of:=LEFT([.E28];1)" office:value-type="string" office:string-value="D">
            <text:p>D</text:p>
          </table:table-cell>
          <table:table-cell table:formula="of:=MID([.E28];2;1)" office:value-type="string" office:string-value="F">
            <text:p>F</text:p>
          </table:table-cell>
          <table:table-cell table:formula="of:=RIGHT([.E28];1)" office:value-type="string" office:string-value="F">
            <text:p>F</text:p>
          </table:table-cell>
          <table:table-cell table:formula="of:=VLOOKUP([.L28];entries_item_list_3;2)" office:value-type="string" office:string-value="赤紫蘇">
            <text:p>赤紫蘇</text:p>
          </table:table-cell>
          <table:table-cell table:formula="of:=VLOOKUP([.M28];entries_item_list_3;2)" office:value-type="string" office:string-value="ディル">
            <text:p>ディル</text:p>
          </table:table-cell>
          <table:table-cell table:formula="of:=VLOOKUP([.N28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29];entries_item_list_3;2)" office:value-type="string" office:string-value="セージ">
            <text:p>セージ</text:p>
          </table:table-cell>
          <table:table-cell table:number-columns-repeated="2"/>
          <table:table-cell table:formula="of:=LEFT([.E29];1)" office:value-type="string" office:string-value="D">
            <text:p>D</text:p>
          </table:table-cell>
          <table:table-cell table:formula="of:=MID([.E29];2;1)" office:value-type="string" office:string-value="G">
            <text:p>G</text:p>
          </table:table-cell>
          <table:table-cell table:formula="of:=RIGHT([.E29];1)" office:value-type="string" office:string-value="G">
            <text:p>G</text:p>
          </table:table-cell>
          <table:table-cell table:formula="of:=VLOOKUP([.L29];entries_item_list_3;2)" office:value-type="string" office:string-value="赤紫蘇">
            <text:p>赤紫蘇</text:p>
          </table:table-cell>
          <table:table-cell table:formula="of:=VLOOKUP([.M29];entries_item_list_3;2)" office:value-type="string" office:string-value="セージ">
            <text:p>セージ</text:p>
          </table:table-cell>
          <table:table-cell table:formula="of:=VLOOKUP([.N2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3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G">
            <text:p>G</text:p>
          </table:table-cell>
          <table:table-cell table:formula="of:=RIGHT([.E30];1)" office:value-type="string" office:string-value="G">
            <text:p>G</text:p>
          </table:table-cell>
          <table:table-cell table:formula="of:=VLOOKUP([.L30];entries_item_list_3;2)" office:value-type="string" office:string-value="スペアミント">
            <text:p>スペアミント</text:p>
          </table:table-cell>
          <table:table-cell table:formula="of:=VLOOKUP([.M30];entries_item_list_3;2)" office:value-type="string" office:string-value="セージ">
            <text:p>セージ</text:p>
          </table:table-cell>
          <table:table-cell table:formula="of:=VLOOKUP([.N30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31];entries_item_list_3;2)" office:value-type="string" office:string-value="ディル">
            <text:p>ディル</text:p>
          </table:table-cell>
          <table:table-cell table:number-columns-repeated="2"/>
          <table:table-cell table:formula="of:=LEFT([.E31];1)" office:value-type="string" office:string-value="F">
            <text:p>F</text:p>
          </table:table-cell>
          <table:table-cell table:formula="of:=MID([.E31];2;1)" office:value-type="string" office:string-value="G">
            <text:p>G</text:p>
          </table:table-cell>
          <table:table-cell table:formula="of:=RIGHT([.E31];1)" office:value-type="string" office:string-value="G">
            <text:p>G</text:p>
          </table:table-cell>
          <table:table-cell table:formula="of:=VLOOKUP([.L31];entries_item_list_3;2)" office:value-type="string" office:string-value="ディル">
            <text:p>ディル</text:p>
          </table:table-cell>
          <table:table-cell table:formula="of:=VLOOKUP([.M31];entries_item_list_3;2)" office:value-type="string" office:string-value="セージ">
            <text:p>セージ</text:p>
          </table:table-cell>
          <table:table-cell table:formula="of:=VLOOKUP([.N31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32];entries_item_list_3;2)" office:value-type="string" office:string-value="ディル">
            <text:p>ディル</text:p>
          </table:table-cell>
          <table:table-cell table:number-columns-repeated="2"/>
          <table:table-cell table:formula="of:=LEFT([.E32];1)" office:value-type="string" office:string-value="D">
            <text:p>D</text:p>
          </table:table-cell>
          <table:table-cell table:formula="of:=MID([.E32];2;1)" office:value-type="string" office:string-value="F">
            <text:p>F</text:p>
          </table:table-cell>
          <table:table-cell table:formula="of:=RIGHT([.E32];1)" office:value-type="string" office:string-value="F">
            <text:p>F</text:p>
          </table:table-cell>
          <table:table-cell table:formula="of:=VLOOKUP([.L32];entries_item_list_3;2)" office:value-type="string" office:string-value="赤紫蘇">
            <text:p>赤紫蘇</text:p>
          </table:table-cell>
          <table:table-cell table:formula="of:=VLOOKUP([.M32];entries_item_list_3;2)" office:value-type="string" office:string-value="ディル">
            <text:p>ディル</text:p>
          </table:table-cell>
          <table:table-cell table:formula="of:=VLOOKUP([.N32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 table:number-columns-repeated="2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33];entries_item_list_3;2)" office:value-type="string" office:string-value="セージ">
            <text:p>セージ</text:p>
          </table:table-cell>
          <table:table-cell table:number-columns-repeated="2"/>
          <table:table-cell table:formula="of:=LEFT([.E33];1)" office:value-type="string" office:string-value="D">
            <text:p>D</text:p>
          </table:table-cell>
          <table:table-cell table:formula="of:=MID([.E33];2;1)" office:value-type="string" office:string-value="G">
            <text:p>G</text:p>
          </table:table-cell>
          <table:table-cell table:formula="of:=RIGHT([.E33];1)" office:value-type="string" office:string-value="G">
            <text:p>G</text:p>
          </table:table-cell>
          <table:table-cell table:formula="of:=VLOOKUP([.L33];entries_item_list_3;2)" office:value-type="string" office:string-value="赤紫蘇">
            <text:p>赤紫蘇</text:p>
          </table:table-cell>
          <table:table-cell table:formula="of:=VLOOKUP([.M33];entries_item_list_3;2)" office:value-type="string" office:string-value="セージ">
            <text:p>セージ</text:p>
          </table:table-cell>
          <table:table-cell table:formula="of:=VLOOKUP([.N33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34];entries_item_list_3;2)" office:value-type="string" office:string-value="ディル">
            <text:p>ディル</text:p>
          </table:table-cell>
          <table:table-cell table:number-columns-repeated="2"/>
          <table:table-cell table:formula="of:=LEFT([.E34];1)" office:value-type="string" office:string-value="D">
            <text:p>D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F">
            <text:p>F</text:p>
          </table:table-cell>
          <table:table-cell table:formula="of:=VLOOKUP([.L34];entries_item_list_3;2)" office:value-type="string" office:string-value="赤紫蘇">
            <text:p>赤紫蘇</text:p>
          </table:table-cell>
          <table:table-cell table:formula="of:=VLOOKUP([.M34];entries_item_list_3;2)" office:value-type="string" office:string-value="ディル">
            <text:p>ディル</text:p>
          </table:table-cell>
          <table:table-cell table:formula="of:=VLOOKUP([.N34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office:value-type="string">
            <text:p>G</text:p>
          </table:table-cell>
          <table:table-cell table:formula="of:=VLOOKUP([.H35];entries_item_list_3;2)" office:value-type="string" office:string-value="セージ">
            <text:p>セージ</text:p>
          </table:table-cell>
          <table:table-cell table:number-columns-repeated="2"/>
          <table:table-cell table:formula="of:=LEFT([.E35];1)" office:value-type="string" office:string-value="D">
            <text:p>D</text:p>
          </table:table-cell>
          <table:table-cell table:formula="of:=MID([.E35];2;1)" office:value-type="string" office:string-value="G">
            <text:p>G</text:p>
          </table:table-cell>
          <table:table-cell table:formula="of:=RIGHT([.E35];1)" office:value-type="string" office:string-value="G">
            <text:p>G</text:p>
          </table:table-cell>
          <table:table-cell table:formula="of:=VLOOKUP([.L35];entries_item_list_3;2)" office:value-type="string" office:string-value="赤紫蘇">
            <text:p>赤紫蘇</text:p>
          </table:table-cell>
          <table:table-cell table:formula="of:=VLOOKUP([.M35];entries_item_list_3;2)" office:value-type="string" office:string-value="セージ">
            <text:p>セージ</text:p>
          </table:table-cell>
          <table:table-cell table:formula="of:=VLOOKUP([.N35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36];entries_item_list_3;2)" office:value-type="string" office:string-value="ディル">
            <text:p>ディル</text:p>
          </table:table-cell>
          <table:table-cell table:number-columns-repeated="2"/>
          <table:table-cell table:formula="of:=LEFT([.E36];1)" office:value-type="string" office:string-value="F">
            <text:p>F</text:p>
          </table:table-cell>
          <table:table-cell table:formula="of:=MID([.E36];2;1)" office:value-type="string" office:string-value="G">
            <text:p>G</text:p>
          </table:table-cell>
          <table:table-cell table:formula="of:=RIGHT([.E36];1)" office:value-type="string" office:string-value="G">
            <text:p>G</text:p>
          </table:table-cell>
          <table:table-cell table:formula="of:=VLOOKUP([.L36];entries_item_list_3;2)" office:value-type="string" office:string-value="ディル">
            <text:p>ディル</text:p>
          </table:table-cell>
          <table:table-cell table:formula="of:=VLOOKUP([.M36];entries_item_list_3;2)" office:value-type="string" office:string-value="セージ">
            <text:p>セージ</text:p>
          </table:table-cell>
          <table:table-cell table:formula="of:=VLOOKUP([.N36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37];entries_item_list_3;2)" office:value-type="float" office:value="0">
            <text:p>#N/A</text:p>
          </table:table-cell>
          <table:table-cell table:number-columns-repeated="2"/>
          <table:table-cell table:formula="of:=LEFT([.E37];1)" office:value-type="string" office:string-value="G">
            <text:p>G</text:p>
          </table:table-cell>
          <table:table-cell table:formula="of:=MID([.E37];2;1)" office:value-type="string" office:string-value="X">
            <text:p>X</text:p>
          </table:table-cell>
          <table:table-cell table:formula="of:=RIGHT([.E37];1)" office:value-type="string" office:string-value="X">
            <text:p>X</text:p>
          </table:table-cell>
          <table:table-cell table:formula="of:=VLOOKUP([.L37];entries_item_list_3;2)" office:value-type="string" office:string-value="セージ">
            <text:p>セージ</text:p>
          </table:table-cell>
          <table:table-cell table:formula="of:=VLOOKUP([.M37];entries_item_list_3;2)" office:value-type="string" office:string-value="焼酎">
            <text:p>焼酎</text:p>
          </table:table-cell>
          <table:table-cell table:formula="of:=VLOOKUP([.N37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/>
          <table:table-cell table:formula="of:=VLOOKUP([.H38];entries_item_list_3;2)" office:value-type="float" office:value="0">
            <text:p>#N/A</text:p>
          </table:table-cell>
          <table:table-cell table:number-columns-repeated="2"/>
          <table:table-cell table:formula="of:=LEFT([.E38];1)" office:value-type="string" office:string-value="D">
            <text:p>D</text:p>
          </table:table-cell>
          <table:table-cell table:formula="of:=MID([.E38];2;1)" office:value-type="string" office:string-value="X">
            <text:p>X</text:p>
          </table:table-cell>
          <table:table-cell table:formula="of:=RIGHT([.E38];1)" office:value-type="string" office:string-value="X">
            <text:p>X</text:p>
          </table:table-cell>
          <table:table-cell table:formula="of:=VLOOKUP([.L38];entries_item_list_3;2)" office:value-type="string" office:string-value="赤紫蘇">
            <text:p>赤紫蘇</text:p>
          </table:table-cell>
          <table:table-cell table:formula="of:=VLOOKUP([.M38];entries_item_list_3;2)" office:value-type="string" office:string-value="焼酎">
            <text:p>焼酎</text:p>
          </table:table-cell>
          <table:table-cell table:formula="of:=VLOOKUP([.N38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39];entries_item_list_3;2)" office:value-type="float" office:value="0">
            <text:p>#N/A</text:p>
          </table:table-cell>
          <table:table-cell table:number-columns-repeated="2"/>
          <table:table-cell table:formula="of:=LEFT([.E39];1)" office:value-type="string" office:string-value="G">
            <text:p>G</text:p>
          </table:table-cell>
          <table:table-cell table:formula="of:=MID([.E39];2;1)" office:value-type="string" office:string-value="X">
            <text:p>X</text:p>
          </table:table-cell>
          <table:table-cell table:formula="of:=RIGHT([.E39];1)" office:value-type="string" office:string-value="X">
            <text:p>X</text:p>
          </table:table-cell>
          <table:table-cell table:formula="of:=VLOOKUP([.L39];entries_item_list_3;2)" office:value-type="string" office:string-value="セージ">
            <text:p>セージ</text:p>
          </table:table-cell>
          <table:table-cell table:formula="of:=VLOOKUP([.M39];entries_item_list_3;2)" office:value-type="string" office:string-value="焼酎">
            <text:p>焼酎</text:p>
          </table:table-cell>
          <table:table-cell table:formula="of:=VLOOKUP([.N39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formula="of:=VLOOKUP([.H40];entries_item_list_3;2)" office:value-type="float" office:value="0">
            <text:p>#N/A</text:p>
          </table:table-cell>
          <table:table-cell table:number-columns-repeated="2"/>
          <table:table-cell table:formula="of:=LEFT([.E40];1)" office:value-type="string" office:string-value="D">
            <text:p>D</text:p>
          </table:table-cell>
          <table:table-cell table:formula="of:=MID([.E40];2;1)" office:value-type="string" office:string-value="F">
            <text:p>F</text:p>
          </table:table-cell>
          <table:table-cell table:formula="of:=RIGHT([.E40];1)" office:value-type="string" office:string-value="F">
            <text:p>F</text:p>
          </table:table-cell>
          <table:table-cell table:formula="of:=VLOOKUP([.L40];entries_item_list_3;2)" office:value-type="string" office:string-value="赤紫蘇">
            <text:p>赤紫蘇</text:p>
          </table:table-cell>
          <table:table-cell table:formula="of:=VLOOKUP([.M40];entries_item_list_3;2)" office:value-type="string" office:string-value="ディル">
            <text:p>ディル</text:p>
          </table:table-cell>
          <table:table-cell table:formula="of:=VLOOKUP([.N40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40]+1"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41];entries_item_list_3;2)" office:value-type="float" office:value="0">
            <text:p>#N/A</text:p>
          </table:table-cell>
          <table:table-cell table:number-columns-repeated="2"/>
          <table:table-cell table:formula="of:=LEFT([.E41];1)" office:value-type="string" office:string-value="D">
            <text:p>D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L41];entries_item_list_3;2)" office:value-type="string" office:string-value="赤紫蘇">
            <text:p>赤紫蘇</text:p>
          </table:table-cell>
          <table:table-cell table:formula="of:=VLOOKUP([.M41];entries_item_list_3;2)" office:value-type="string" office:string-value="セージ">
            <text:p>セージ</text:p>
          </table:table-cell>
          <table:table-cell table:formula="of:=VLOOKUP([.N41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41]+1"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42];entries_item_list_3;2)" office:value-type="string" office:string-value="赤紫蘇">
            <text:p>赤紫蘇</text:p>
          </table:table-cell>
          <table:table-cell table:number-columns-repeated="2"/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D">
            <text:p>D</text:p>
          </table:table-cell>
          <table:table-cell table:formula="of:=RIGHT([.E42];1)" office:value-type="string" office:string-value="D">
            <text:p>D</text:p>
          </table:table-cell>
          <table:table-cell table:formula="of:=VLOOKUP([.L42];entries_item_list_3;2)" office:value-type="string" office:string-value="スペアミント">
            <text:p>スペアミント</text:p>
          </table:table-cell>
          <table:table-cell table:formula="of:=VLOOKUP([.M42];entries_item_list_3;2)" office:value-type="string" office:string-value="赤紫蘇">
            <text:p>赤紫蘇</text:p>
          </table:table-cell>
          <table:table-cell table:formula="of:=VLOOKUP([.N4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2]+1"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4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L43];entries_item_list_3;2)" office:value-type="string" office:string-value="スペアミント">
            <text:p>スペアミント</text:p>
          </table:table-cell>
          <table:table-cell table:formula="of:=VLOOKUP([.M43];entries_item_list_3;2)" office:value-type="string" office:string-value="セージ">
            <text:p>セージ</text:p>
          </table:table-cell>
          <table:table-cell table:formula="of:=VLOOKUP([.N4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3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44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H">
            <text:p>H</text:p>
          </table:table-cell>
          <table:table-cell table:formula="of:=RIGHT([.E44];1)" office:value-type="string" office:string-value="H">
            <text:p>H</text:p>
          </table:table-cell>
          <table:table-cell table:formula="of:=VLOOKUP([.L44];entries_item_list_3;2)" office:value-type="string" office:string-value="スペアミント">
            <text:p>スペアミント</text:p>
          </table:table-cell>
          <table:table-cell table:formula="of:=VLOOKUP([.M44];entries_item_list_3;2)" office:value-type="string" office:string-value="チャービル">
            <text:p>チャービル</text:p>
          </table:table-cell>
          <table:table-cell table:formula="of:=VLOOKUP([.N44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office:value-type="string">
            <text:p>A</text:p>
          </table:table-cell>
          <table:table-cell table:formula="of:=VLOOKUP([.H4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F">
            <text:p>F</text:p>
          </table:table-cell>
          <table:table-cell table:formula="of:=RIGHT([.E45];1)" office:value-type="string" office:string-value="F">
            <text:p>F</text:p>
          </table:table-cell>
          <table:table-cell table:formula="of:=VLOOKUP([.L45];entries_item_list_3;2)" office:value-type="string" office:string-value="スペアミント">
            <text:p>スペアミント</text:p>
          </table:table-cell>
          <table:table-cell table:formula="of:=VLOOKUP([.M45];entries_item_list_3;2)" office:value-type="string" office:string-value="ディル">
            <text:p>ディル</text:p>
          </table:table-cell>
          <table:table-cell table:formula="of:=VLOOKUP([.N45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D</text:p>
          </table:table-cell>
          <table:table-cell table:formula="of:=VLOOKUP([.H46];entries_item_list_3;2)" office:value-type="string" office:string-value="赤紫蘇">
            <text:p>赤紫蘇</text:p>
          </table:table-cell>
          <table:table-cell table:number-columns-repeated="2"/>
          <table:table-cell table:formula="of:=LEFT([.E46];1)" office:value-type="string" office:string-value="D">
            <text:p>D</text:p>
          </table:table-cell>
          <table:table-cell table:formula="of:=MID([.E46];2;1)" office:value-type="string" office:string-value="G">
            <text:p>G</text:p>
          </table:table-cell>
          <table:table-cell table:formula="of:=RIGHT([.E46];1)" office:value-type="string" office:string-value="G">
            <text:p>G</text:p>
          </table:table-cell>
          <table:table-cell table:formula="of:=VLOOKUP([.L46];entries_item_list_3;2)" office:value-type="string" office:string-value="赤紫蘇">
            <text:p>赤紫蘇</text:p>
          </table:table-cell>
          <table:table-cell table:formula="of:=VLOOKUP([.M46];entries_item_list_3;2)" office:value-type="string" office:string-value="セージ">
            <text:p>セージ</text:p>
          </table:table-cell>
          <table:table-cell table:formula="of:=VLOOKUP([.N4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47];entries_item_list_3;2)" office:value-type="float" office:value="0">
            <text:p>#N/A</text:p>
          </table:table-cell>
          <table:table-cell table:number-columns-repeated="2"/>
          <table:table-cell table:formula="of:=LEFT([.E47];1)" office:value-type="string" office:string-value="D">
            <text:p>D</text:p>
          </table:table-cell>
          <table:table-cell table:formula="of:=MID([.E47];2;1)" office:value-type="string" office:string-value="F">
            <text:p>F</text:p>
          </table:table-cell>
          <table:table-cell table:formula="of:=RIGHT([.E47];1)" office:value-type="string" office:string-value="F">
            <text:p>F</text:p>
          </table:table-cell>
          <table:table-cell table:formula="of:=VLOOKUP([.L47];entries_item_list_3;2)" office:value-type="string" office:string-value="赤紫蘇">
            <text:p>赤紫蘇</text:p>
          </table:table-cell>
          <table:table-cell table:formula="of:=VLOOKUP([.M47];entries_item_list_3;2)" office:value-type="string" office:string-value="ディル">
            <text:p>ディル</text:p>
          </table:table-cell>
          <table:table-cell table:formula="of:=VLOOKUP([.N4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office:value-type="string">
            <text:p>D</text:p>
          </table:table-cell>
          <table:table-cell table:formula="of:=VLOOKUP([.H48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J48];entries_item_list_3;2)" office:value-type="string" office:string-value="チャービル">
            <text:p>チャービル</text:p>
          </table:table-cell>
          <table:table-cell table:formula="of:=LEFT([.E48];1)" office:value-type="string" office:string-value="D">
            <text:p>D</text:p>
          </table:table-cell>
          <table:table-cell table:formula="of:=MID([.E48];2;1)" office:value-type="string" office:string-value="H">
            <text:p>H</text:p>
          </table:table-cell>
          <table:table-cell table:formula="of:=RIGHT([.E48];1)" office:value-type="string" office:string-value="H">
            <text:p>H</text:p>
          </table:table-cell>
          <table:table-cell table:formula="of:=VLOOKUP([.L48];entries_item_list_3;2)" office:value-type="string" office:string-value="赤紫蘇">
            <text:p>赤紫蘇</text:p>
          </table:table-cell>
          <table:table-cell table:formula="of:=VLOOKUP([.M48];entries_item_list_3;2)" office:value-type="string" office:string-value="チャービル">
            <text:p>チャービル</text:p>
          </table:table-cell>
          <table:table-cell table:formula="of:=VLOOKUP([.N4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4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G">
            <text:p>G</text:p>
          </table:table-cell>
          <table:table-cell table:formula="of:=RIGHT([.E49];1)" office:value-type="string" office:string-value="G">
            <text:p>G</text:p>
          </table:table-cell>
          <table:table-cell table:formula="of:=VLOOKUP([.L49];entries_item_list_3;2)" office:value-type="string" office:string-value="スペアミント">
            <text:p>スペアミント</text:p>
          </table:table-cell>
          <table:table-cell table:formula="of:=VLOOKUP([.M49];entries_item_list_3;2)" office:value-type="string" office:string-value="セージ">
            <text:p>セージ</text:p>
          </table:table-cell>
          <table:table-cell table:formula="of:=VLOOKUP([.N49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office:value-type="string">
            <text:p>F</text:p>
          </table:table-cell>
          <table:table-cell table:formula="of:=VLOOKUP([.H50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J50];entries_item_list_3;2)" office:value-type="string" office:string-value="チャービル">
            <text:p>チャービル</text:p>
          </table:table-cell>
          <table:table-cell table:formula="of:=LEFT([.E50];1)" office:value-type="string" office:string-value="F">
            <text:p>F</text:p>
          </table:table-cell>
          <table:table-cell table:formula="of:=MID([.E50];2;1)" office:value-type="string" office:string-value="H">
            <text:p>H</text:p>
          </table:table-cell>
          <table:table-cell table:formula="of:=RIGHT([.E50];1)" office:value-type="string" office:string-value="H">
            <text:p>H</text:p>
          </table:table-cell>
          <table:table-cell table:formula="of:=VLOOKUP([.L50];entries_item_list_3;2)" office:value-type="string" office:string-value="ディル">
            <text:p>ディル</text:p>
          </table:table-cell>
          <table:table-cell table:formula="of:=VLOOKUP([.M50];entries_item_list_3;2)" office:value-type="string" office:string-value="チャービル">
            <text:p>チャービル</text:p>
          </table:table-cell>
          <table:table-cell table:formula="of:=VLOOKUP([.N5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office:value-type="string">
            <text:p>H</text:p>
          </table:table-cell>
          <table:table-cell table:formula="of:=VLOOKUP([.H51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J51];entries_item_list_3;2)" office:value-type="string" office:string-value="チャービル">
            <text:p>チャービル</text:p>
          </table:table-cell>
          <table:table-cell table:formula="of:=LEFT([.E51];1)" office:value-type="string" office:string-value="G">
            <text:p>G</text:p>
          </table:table-cell>
          <table:table-cell table:formula="of:=MID([.E51];2;1)" office:value-type="string" office:string-value="H">
            <text:p>H</text:p>
          </table:table-cell>
          <table:table-cell table:formula="of:=RIGHT([.E51];1)" office:value-type="string" office:string-value="H">
            <text:p>H</text:p>
          </table:table-cell>
          <table:table-cell table:formula="of:=VLOOKUP([.L51];entries_item_list_3;2)" office:value-type="string" office:string-value="セージ">
            <text:p>セージ</text:p>
          </table:table-cell>
          <table:table-cell table:formula="of:=VLOOKUP([.M51];entries_item_list_3;2)" office:value-type="string" office:string-value="チャービル">
            <text:p>チャービル</text:p>
          </table:table-cell>
          <table:table-cell table:formula="of:=VLOOKUP([.N51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office:value-type="string">
            <text:p>A</text:p>
          </table:table-cell>
          <table:table-cell table:formula="of:=VLOOKUP([.H5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2];1)" office:value-type="string" office:string-value="A">
            <text:p>A</text:p>
          </table:table-cell>
          <table:table-cell table:formula="of:=MID([.E52];2;1)" office:value-type="string" office:string-value="D">
            <text:p>D</text:p>
          </table:table-cell>
          <table:table-cell table:formula="of:=RIGHT([.E52];1)" office:value-type="string" office:string-value="D">
            <text:p>D</text:p>
          </table:table-cell>
          <table:table-cell table:formula="of:=VLOOKUP([.L52];entries_item_list_3;2)" office:value-type="string" office:string-value="スペアミント">
            <text:p>スペアミント</text:p>
          </table:table-cell>
          <table:table-cell table:formula="of:=VLOOKUP([.M52];entries_item_list_3;2)" office:value-type="string" office:string-value="赤紫蘇">
            <text:p>赤紫蘇</text:p>
          </table:table-cell>
          <table:table-cell table:formula="of:=VLOOKUP([.N52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53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53];entries_item_list_3;2)" office:value-type="string" office:string-value="スペアミント">
            <text:p>スペアミント</text:p>
          </table:table-cell>
          <table:table-cell table:formula="of:=LEFT([.E53];1)" office:value-type="string" office:string-value="A">
            <text:p>A</text:p>
          </table:table-cell>
          <table:table-cell table:formula="of:=MID([.E53];2;1)" office:value-type="string" office:string-value="G">
            <text:p>G</text:p>
          </table:table-cell>
          <table:table-cell table:formula="of:=RIGHT([.E53];1)" office:value-type="string" office:string-value="G">
            <text:p>G</text:p>
          </table:table-cell>
          <table:table-cell table:formula="of:=VLOOKUP([.L53];entries_item_list_3;2)" office:value-type="string" office:string-value="スペアミント">
            <text:p>スペアミント</text:p>
          </table:table-cell>
          <table:table-cell table:formula="of:=VLOOKUP([.M53];entries_item_list_3;2)" office:value-type="string" office:string-value="セージ">
            <text:p>セージ</text:p>
          </table:table-cell>
          <table:table-cell table:formula="of:=VLOOKUP([.N5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54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H">
            <text:p>H</text:p>
          </table:table-cell>
          <table:table-cell table:formula="of:=RIGHT([.E54];1)" office:value-type="string" office:string-value="H">
            <text:p>H</text:p>
          </table:table-cell>
          <table:table-cell table:formula="of:=VLOOKUP([.L54];entries_item_list_3;2)" office:value-type="string" office:string-value="スペアミント">
            <text:p>スペアミント</text:p>
          </table:table-cell>
          <table:table-cell table:formula="of:=VLOOKUP([.M54];entries_item_list_3;2)" office:value-type="string" office:string-value="チャービル">
            <text:p>チャービル</text:p>
          </table:table-cell>
          <table:table-cell table:formula="of:=VLOOKUP([.N54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55];entries_item_list_3;2)" office:value-type="float" office:value="0">
            <text:p>#N/A</text:p>
          </table:table-cell>
          <table:table-cell/>
          <table:table-cell table:formula="of:=VLOOKUP([.J55];entries_item_list_3;2)" office:value-type="float" office:value="0">
            <text:p>#N/A</text:p>
          </table:table-cell>
          <table:table-cell table:formula="of:=LEFT([.E55];1)" office:value-type="string" office:string-value="D">
            <text:p>D</text:p>
          </table:table-cell>
          <table:table-cell table:formula="of:=MID([.E55];2;1)" office:value-type="string" office:string-value="G">
            <text:p>G</text:p>
          </table:table-cell>
          <table:table-cell table:formula="of:=RIGHT([.E55];1)" office:value-type="string" office:string-value="G">
            <text:p>G</text:p>
          </table:table-cell>
          <table:table-cell table:formula="of:=VLOOKUP([.L55];entries_item_list_3;2)" office:value-type="string" office:string-value="赤紫蘇">
            <text:p>赤紫蘇</text:p>
          </table:table-cell>
          <table:table-cell table:formula="of:=VLOOKUP([.M55];entries_item_list_3;2)" office:value-type="string" office:string-value="セージ">
            <text:p>セージ</text:p>
          </table:table-cell>
          <table:table-cell table:formula="of:=VLOOKUP([.N5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office:value-type="string">
            <text:p>G</text:p>
          </table:table-cell>
          <table:table-cell table:formula="of:=VLOOKUP([.H56];entries_item_list_3;2)" office:value-type="string" office:string-value="セージ">
            <text:p>セージ</text:p>
          </table:table-cell>
          <table:table-cell/>
          <table:table-cell table:formula="of:=VLOOKUP([.J56];entries_item_list_3;2)" office:value-type="float" office:value="0">
            <text:p>#N/A</text:p>
          </table:table-cell>
          <table:table-cell table:formula="of:=LEFT([.E56];1)" office:value-type="string" office:string-value="A">
            <text:p>A</text:p>
          </table:table-cell>
          <table:table-cell table:formula="of:=MID([.E56];2;1)" office:value-type="string" office:string-value="G">
            <text:p>G</text:p>
          </table:table-cell>
          <table:table-cell table:formula="of:=RIGHT([.E56];1)" office:value-type="string" office:string-value="G">
            <text:p>G</text:p>
          </table:table-cell>
          <table:table-cell table:formula="of:=VLOOKUP([.L56];entries_item_list_3;2)" office:value-type="string" office:string-value="スペアミント">
            <text:p>スペアミント</text:p>
          </table:table-cell>
          <table:table-cell table:formula="of:=VLOOKUP([.M56];entries_item_list_3;2)" office:value-type="string" office:string-value="セージ">
            <text:p>セージ</text:p>
          </table:table-cell>
          <table:table-cell table:formula="of:=VLOOKUP([.N56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formula="of:=VLOOKUP([.H57];entries_item_list_3;2)" office:value-type="float" office:value="0">
            <text:p>#N/A</text:p>
          </table:table-cell>
          <table:table-cell/>
          <table:table-cell table:formula="of:=VLOOKUP([.J57];entries_item_list_3;2)" office:value-type="float" office:value="0">
            <text:p>#N/A</text:p>
          </table:table-cell>
          <table:table-cell table:formula="of:=LEFT([.E57];1)" office:value-type="string" office:string-value="D">
            <text:p>D</text:p>
          </table:table-cell>
          <table:table-cell table:formula="of:=MID([.E57];2;1)" office:value-type="string" office:string-value="F">
            <text:p>F</text:p>
          </table:table-cell>
          <table:table-cell table:formula="of:=RIGHT([.E57];1)" office:value-type="string" office:string-value="F">
            <text:p>F</text:p>
          </table:table-cell>
          <table:table-cell table:formula="of:=VLOOKUP([.L57];entries_item_list_3;2)" office:value-type="string" office:string-value="赤紫蘇">
            <text:p>赤紫蘇</text:p>
          </table:table-cell>
          <table:table-cell table:formula="of:=VLOOKUP([.M57];entries_item_list_3;2)" office:value-type="string" office:string-value="ディル">
            <text:p>ディル</text:p>
          </table:table-cell>
          <table:table-cell table:formula="of:=VLOOKUP([.N57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office:value-type="string">
            <text:p>G</text:p>
          </table:table-cell>
          <table:table-cell table:formula="of:=VLOOKUP([.H58];entries_item_list_3;2)" office:value-type="string" office:string-value="セージ">
            <text:p>セージ</text:p>
          </table:table-cell>
          <table:table-cell/>
          <table:table-cell table:formula="of:=VLOOKUP([.J58];entries_item_list_3;2)" office:value-type="float" office:value="0">
            <text:p>#N/A</text:p>
          </table:table-cell>
          <table:table-cell table:formula="of:=LEFT([.E58];1)" office:value-type="string" office:string-value="F">
            <text:p>F</text:p>
          </table:table-cell>
          <table:table-cell table:formula="of:=MID([.E58];2;1)" office:value-type="string" office:string-value="G">
            <text:p>G</text:p>
          </table:table-cell>
          <table:table-cell table:formula="of:=RIGHT([.E58];1)" office:value-type="string" office:string-value="G">
            <text:p>G</text:p>
          </table:table-cell>
          <table:table-cell table:formula="of:=VLOOKUP([.L58];entries_item_list_3;2)" office:value-type="string" office:string-value="ディル">
            <text:p>ディル</text:p>
          </table:table-cell>
          <table:table-cell table:formula="of:=VLOOKUP([.M58];entries_item_list_3;2)" office:value-type="string" office:string-value="セージ">
            <text:p>セージ</text:p>
          </table:table-cell>
          <table:table-cell table:formula="of:=VLOOKUP([.N58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office:value-type="string">
            <text:p>D</text:p>
          </table:table-cell>
          <table:table-cell table:formula="of:=VLOOKUP([.H59];entries_item_list_3;2)" office:value-type="string" office:string-value="赤紫蘇">
            <text:p>赤紫蘇</text:p>
          </table:table-cell>
          <table:table-cell/>
          <table:table-cell table:formula="of:=VLOOKUP([.J59];entries_item_list_3;2)" office:value-type="float" office:value="0">
            <text:p>#N/A</text:p>
          </table:table-cell>
          <table:table-cell table:formula="of:=LEFT([.E59];1)" office:value-type="string" office:string-value="D">
            <text:p>D</text:p>
          </table:table-cell>
          <table:table-cell table:formula="of:=MID([.E59];2;1)" office:value-type="string" office:string-value="H">
            <text:p>H</text:p>
          </table:table-cell>
          <table:table-cell table:formula="of:=RIGHT([.E59];1)" office:value-type="string" office:string-value="H">
            <text:p>H</text:p>
          </table:table-cell>
          <table:table-cell table:formula="of:=VLOOKUP([.L59];entries_item_list_3;2)" office:value-type="string" office:string-value="赤紫蘇">
            <text:p>赤紫蘇</text:p>
          </table:table-cell>
          <table:table-cell table:formula="of:=VLOOKUP([.M59];entries_item_list_3;2)" office:value-type="string" office:string-value="チャービル">
            <text:p>チャービル</text:p>
          </table:table-cell>
          <table:table-cell table:formula="of:=VLOOKUP([.N59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/>
          <table:table-cell table:formula="of:=VLOOKUP([.H60];entries_item_list_3;2)" office:value-type="float" office:value="0">
            <text:p>#N/A</text:p>
          </table:table-cell>
          <table:table-cell/>
          <table:table-cell table:formula="of:=VLOOKUP([.J60];entries_item_list_3;2)" office:value-type="float" office:value="0">
            <text:p>#N/A</text:p>
          </table:table-cell>
          <table:table-cell table:formula="of:=LEFT([.E60];1)" office:value-type="string" office:string-value="F">
            <text:p>F</text:p>
          </table:table-cell>
          <table:table-cell table:formula="of:=MID([.E60];2;1)" office:value-type="string" office:string-value="H">
            <text:p>H</text:p>
          </table:table-cell>
          <table:table-cell table:formula="of:=RIGHT([.E60];1)" office:value-type="string" office:string-value="H">
            <text:p>H</text:p>
          </table:table-cell>
          <table:table-cell table:formula="of:=VLOOKUP([.L60];entries_item_list_3;2)" office:value-type="string" office:string-value="ディル">
            <text:p>ディル</text:p>
          </table:table-cell>
          <table:table-cell table:formula="of:=VLOOKUP([.M60];entries_item_list_3;2)" office:value-type="string" office:string-value="チャービル">
            <text:p>チャービル</text:p>
          </table:table-cell>
          <table:table-cell table:formula="of:=VLOOKUP([.N60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61];&quot;-&quot;;[.F61])" office:value-type="string" office:string-value="DX-2:1">
            <text:p>DX-2:1</text:p>
          </table:table-cell>
          <table:table-cell/>
          <table:table-cell table:formula="of:=VLOOKUP([.H61];entries_item_list_3;2)" office:value-type="float" office:value="0">
            <text:p>#N/A</text:p>
          </table:table-cell>
          <table:table-cell/>
          <table:table-cell table:formula="of:=VLOOKUP([.J61];entries_item_list_3;2)" office:value-type="float" office:value="0">
            <text:p>#N/A</text:p>
          </table:table-cell>
          <table:table-cell table:formula="of:=LEFT([.E61];1)" office:value-type="string" office:string-value="D">
            <text:p>D</text:p>
          </table:table-cell>
          <table:table-cell table:formula="of:=MID([.E61];2;1)" office:value-type="string" office:string-value="X">
            <text:p>X</text:p>
          </table:table-cell>
          <table:table-cell table:formula="of:=RIGHT([.E61];1)" office:value-type="string" office:string-value="X">
            <text:p>X</text:p>
          </table:table-cell>
          <table:table-cell table:formula="of:=VLOOKUP([.L61];entries_item_list_3;2)" office:value-type="string" office:string-value="赤紫蘇">
            <text:p>赤紫蘇</text:p>
          </table:table-cell>
          <table:table-cell table:formula="of:=VLOOKUP([.M61];entries_item_list_3;2)" office:value-type="string" office:string-value="焼酎">
            <text:p>焼酎</text:p>
          </table:table-cell>
          <table:table-cell table:formula="of:=VLOOKUP([.N61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62];&quot;-&quot;;[.F62])" office:value-type="string" office:string-value="AD-2:1">
            <text:p>AD-2:1</text:p>
          </table:table-cell>
          <table:table-cell office:value-type="string">
            <text:p>A</text:p>
          </table:table-cell>
          <table:table-cell table:formula="of:=VLOOKUP([.H62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J62];entries_item_list_3;2)" office:value-type="float" office:value="0">
            <text:p>#N/A</text:p>
          </table:table-cell>
          <table:table-cell table:formula="of:=LEFT([.E62];1)" office:value-type="string" office:string-value="A">
            <text:p>A</text:p>
          </table:table-cell>
          <table:table-cell table:formula="of:=MID([.E62];2;1)" office:value-type="string" office:string-value="D">
            <text:p>D</text:p>
          </table:table-cell>
          <table:table-cell table:formula="of:=RIGHT([.E62];1)" office:value-type="string" office:string-value="D">
            <text:p>D</text:p>
          </table:table-cell>
          <table:table-cell table:formula="of:=VLOOKUP([.L62];entries_item_list_3;2)" office:value-type="string" office:string-value="スペアミント">
            <text:p>スペアミント</text:p>
          </table:table-cell>
          <table:table-cell table:formula="of:=VLOOKUP([.M62];entries_item_list_3;2)" office:value-type="string" office:string-value="赤紫蘇">
            <text:p>赤紫蘇</text:p>
          </table:table-cell>
          <table:table-cell table:formula="of:=VLOOKUP([.N62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9999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63];&quot;-&quot;;[.F63])" office:value-type="string" office:string-value="AF-2:1">
            <text:p>AF-2:1</text:p>
          </table:table-cell>
          <table:table-cell office:value-type="string">
            <text:p>A</text:p>
          </table:table-cell>
          <table:table-cell table:formula="of:=VLOOKUP([.H63];entries_item_list_3;2)" office:value-type="string" office:string-value="スペアミント">
            <text:p>スペアミント</text:p>
          </table:table-cell>
          <table:table-cell/>
          <table:table-cell table:formula="of:=VLOOKUP([.J63];entries_item_list_3;2)" office:value-type="float" office:value="0">
            <text:p>#N/A</text:p>
          </table:table-cell>
          <table:table-cell table:formula="of:=LEFT([.E63];1)" office:value-type="string" office:string-value="A">
            <text:p>A</text:p>
          </table:table-cell>
          <table:table-cell table:formula="of:=MID([.E63];2;1)" office:value-type="string" office:string-value="F">
            <text:p>F</text:p>
          </table:table-cell>
          <table:table-cell table:formula="of:=RIGHT([.E63];1)" office:value-type="string" office:string-value="F">
            <text:p>F</text:p>
          </table:table-cell>
          <table:table-cell table:formula="of:=VLOOKUP([.L63];entries_item_list_3;2)" office:value-type="string" office:string-value="スペアミント">
            <text:p>スペアミント</text:p>
          </table:table-cell>
          <table:table-cell table:formula="of:=VLOOKUP([.M63];entries_item_list_3;2)" office:value-type="string" office:string-value="ディル">
            <text:p>ディル</text:p>
          </table:table-cell>
          <table:table-cell table:formula="of:=VLOOKUP([.N6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64];&quot;-&quot;;[.F64])" office:value-type="string" office:string-value="AG-1:2">
            <text:p>AG-1:2</text:p>
          </table:table-cell>
          <table:table-cell office:value-type="string">
            <text:p>G</text:p>
          </table:table-cell>
          <table:table-cell table:formula="of:=VLOOKUP([.H64];entries_item_list_3;2)" office:value-type="string" office:string-value="セージ">
            <text:p>セージ</text:p>
          </table:table-cell>
          <table:table-cell/>
          <table:table-cell table:formula="of:=VLOOKUP([.J64];entries_item_list_3;2)" office:value-type="float" office:value="0">
            <text:p>#N/A</text:p>
          </table:table-cell>
          <table:table-cell table:formula="of:=LEFT([.E64];1)" office:value-type="string" office:string-value="A">
            <text:p>A</text:p>
          </table:table-cell>
          <table:table-cell table:formula="of:=MID([.E64];2;1)" office:value-type="string" office:string-value="G">
            <text:p>G</text:p>
          </table:table-cell>
          <table:table-cell table:formula="of:=RIGHT([.E64];1)" office:value-type="string" office:string-value="G">
            <text:p>G</text:p>
          </table:table-cell>
          <table:table-cell table:formula="of:=VLOOKUP([.L64];entries_item_list_3;2)" office:value-type="string" office:string-value="スペアミント">
            <text:p>スペアミント</text:p>
          </table:table-cell>
          <table:table-cell table:formula="of:=VLOOKUP([.M64];entries_item_list_3;2)" office:value-type="string" office:string-value="セージ">
            <text:p>セージ</text:p>
          </table:table-cell>
          <table:table-cell table:formula="of:=VLOOKUP([.N64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65];&quot;-&quot;;[.F65])" office:value-type="string" office:string-value="DF-1:2">
            <text:p>DF-1:2</text:p>
          </table:table-cell>
          <table:table-cell office:value-type="string">
            <text:p>D</text:p>
          </table:table-cell>
          <table:table-cell table:formula="of:=VLOOKUP([.H65];entries_item_list_3;2)" office:value-type="string" office:string-value="赤紫蘇">
            <text:p>赤紫蘇</text:p>
          </table:table-cell>
          <table:table-cell/>
          <table:table-cell table:formula="of:=VLOOKUP([.J65];entries_item_list_3;2)" office:value-type="float" office:value="0">
            <text:p>#N/A</text:p>
          </table:table-cell>
          <table:table-cell table:formula="of:=LEFT([.E65];1)" office:value-type="string" office:string-value="D">
            <text:p>D</text:p>
          </table:table-cell>
          <table:table-cell table:formula="of:=MID([.E65];2;1)" office:value-type="string" office:string-value="F">
            <text:p>F</text:p>
          </table:table-cell>
          <table:table-cell table:formula="of:=RIGHT([.E65];1)" office:value-type="string" office:string-value="F">
            <text:p>F</text:p>
          </table:table-cell>
          <table:table-cell table:formula="of:=VLOOKUP([.L65];entries_item_list_3;2)" office:value-type="string" office:string-value="赤紫蘇">
            <text:p>赤紫蘇</text:p>
          </table:table-cell>
          <table:table-cell table:formula="of:=VLOOKUP([.M65];entries_item_list_3;2)" office:value-type="string" office:string-value="ディル">
            <text:p>ディル</text:p>
          </table:table-cell>
          <table:table-cell table:formula="of:=VLOOKUP([.N6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66];&quot;-&quot;;[.F66])" office:value-type="string" office:string-value="FG-1:2">
            <text:p>FG-1:2</text:p>
          </table:table-cell>
          <table:table-cell/>
          <table:table-cell table:formula="of:=VLOOKUP([.H66];entries_item_list_3;2)" office:value-type="float" office:value="0">
            <text:p>#N/A</text:p>
          </table:table-cell>
          <table:table-cell/>
          <table:table-cell table:formula="of:=VLOOKUP([.J66];entries_item_list_3;2)" office:value-type="float" office:value="0">
            <text:p>#N/A</text:p>
          </table:table-cell>
          <table:table-cell table:formula="of:=LEFT([.E66];1)" office:value-type="string" office:string-value="F">
            <text:p>F</text:p>
          </table:table-cell>
          <table:table-cell table:formula="of:=MID([.E66];2;1)" office:value-type="string" office:string-value="G">
            <text:p>G</text:p>
          </table:table-cell>
          <table:table-cell table:formula="of:=RIGHT([.E66];1)" office:value-type="string" office:string-value="G">
            <text:p>G</text:p>
          </table:table-cell>
          <table:table-cell table:formula="of:=VLOOKUP([.L66];entries_item_list_3;2)" office:value-type="string" office:string-value="ディル">
            <text:p>ディル</text:p>
          </table:table-cell>
          <table:table-cell table:formula="of:=VLOOKUP([.M66];entries_item_list_3;2)" office:value-type="string" office:string-value="セージ">
            <text:p>セージ</text:p>
          </table:table-cell>
          <table:table-cell table:formula="of:=VLOOKUP([.N6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67];&quot;-&quot;;[.F67])" office:value-type="string" office:string-value="DH-1:2">
            <text:p>DH-1:2</text:p>
          </table:table-cell>
          <table:table-cell/>
          <table:table-cell table:formula="of:=VLOOKUP([.H67];entries_item_list_3;2)" office:value-type="float" office:value="0">
            <text:p>#N/A</text:p>
          </table:table-cell>
          <table:table-cell/>
          <table:table-cell table:formula="of:=VLOOKUP([.J67];entries_item_list_3;2)" office:value-type="float" office:value="0">
            <text:p>#N/A</text:p>
          </table:table-cell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H">
            <text:p>H</text:p>
          </table:table-cell>
          <table:table-cell table:formula="of:=RIGHT([.E67];1)" office:value-type="string" office:string-value="H">
            <text:p>H</text:p>
          </table:table-cell>
          <table:table-cell table:formula="of:=VLOOKUP([.L67];entries_item_list_3;2)" office:value-type="string" office:string-value="赤紫蘇">
            <text:p>赤紫蘇</text:p>
          </table:table-cell>
          <table:table-cell table:formula="of:=VLOOKUP([.M67];entries_item_list_3;2)" office:value-type="string" office:string-value="チャービル">
            <text:p>チャービル</text:p>
          </table:table-cell>
          <table:table-cell table:formula="of:=VLOOKUP([.N6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68];&quot;-&quot;;[.F68])" office:value-type="string" office:string-value="DH-2:1">
            <text:p>DH-2:1</text:p>
          </table:table-cell>
          <table:table-cell office:value-type="string">
            <text:p>H</text:p>
          </table:table-cell>
          <table:table-cell table:formula="of:=VLOOKUP([.H68];entries_item_list_3;2)" office:value-type="string" office:string-value="チャービル">
            <text:p>チャービル</text:p>
          </table:table-cell>
          <table:table-cell/>
          <table:table-cell table:formula="of:=VLOOKUP([.J68];entries_item_list_3;2)" office:value-type="float" office:value="0">
            <text:p>#N/A</text:p>
          </table:table-cell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H">
            <text:p>H</text:p>
          </table:table-cell>
          <table:table-cell table:formula="of:=RIGHT([.E68];1)" office:value-type="string" office:string-value="H">
            <text:p>H</text:p>
          </table:table-cell>
          <table:table-cell table:formula="of:=VLOOKUP([.L68];entries_item_list_3;2)" office:value-type="string" office:string-value="赤紫蘇">
            <text:p>赤紫蘇</text:p>
          </table:table-cell>
          <table:table-cell table:formula="of:=VLOOKUP([.M68];entries_item_list_3;2)" office:value-type="string" office:string-value="チャービル">
            <text:p>チャービル</text:p>
          </table:table-cell>
          <table:table-cell table:formula="of:=VLOOKUP([.N68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69];&quot;-&quot;;[.F69])" office:value-type="string" office:string-value="AD-2:1">
            <text:p>AD-2:1</text:p>
          </table:table-cell>
          <table:table-cell/>
          <table:table-cell table:formula="of:=VLOOKUP([.H69];entries_item_list_3;2)" office:value-type="float" office:value="0">
            <text:p>#N/A</text:p>
          </table:table-cell>
          <table:table-cell/>
          <table:table-cell table:formula="of:=VLOOKUP([.J69];entries_item_list_3;2)" office:value-type="float" office:value="0">
            <text:p>#N/A</text:p>
          </table:table-cell>
          <table:table-cell table:formula="of:=LEFT([.E69];1)" office:value-type="string" office:string-value="A">
            <text:p>A</text:p>
          </table:table-cell>
          <table:table-cell table:formula="of:=MID([.E69];2;1)" office:value-type="string" office:string-value="D">
            <text:p>D</text:p>
          </table:table-cell>
          <table:table-cell table:formula="of:=RIGHT([.E69];1)" office:value-type="string" office:string-value="D">
            <text:p>D</text:p>
          </table:table-cell>
          <table:table-cell table:formula="of:=VLOOKUP([.L69];entries_item_list_3;2)" office:value-type="string" office:string-value="スペアミント">
            <text:p>スペアミント</text:p>
          </table:table-cell>
          <table:table-cell table:formula="of:=VLOOKUP([.M69];entries_item_list_3;2)" office:value-type="string" office:string-value="赤紫蘇">
            <text:p>赤紫蘇</text:p>
          </table:table-cell>
          <table:table-cell table:formula="of:=VLOOKUP([.N6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0];&quot;-&quot;;[.F70])" office:value-type="string" office:string-value="AD-1:2">
            <text:p>AD-1:2</text:p>
          </table:table-cell>
          <table:table-cell/>
          <table:table-cell table:formula="of:=VLOOKUP([.H70];entries_item_list_3;2)" office:value-type="float" office:value="0">
            <text:p>#N/A</text:p>
          </table:table-cell>
          <table:table-cell/>
          <table:table-cell table:formula="of:=VLOOKUP([.J70];entries_item_list_3;2)" office:value-type="float" office:value="0">
            <text:p>#N/A</text:p>
          </table:table-cell>
          <table:table-cell table:formula="of:=LEFT([.E70];1)" office:value-type="string" office:string-value="A">
            <text:p>A</text:p>
          </table:table-cell>
          <table:table-cell table:formula="of:=MID([.E70];2;1)" office:value-type="string" office:string-value="D">
            <text:p>D</text:p>
          </table:table-cell>
          <table:table-cell table:formula="of:=RIGHT([.E70];1)" office:value-type="string" office:string-value="D">
            <text:p>D</text:p>
          </table:table-cell>
          <table:table-cell table:formula="of:=VLOOKUP([.L70];entries_item_list_3;2)" office:value-type="string" office:string-value="スペアミント">
            <text:p>スペアミント</text:p>
          </table:table-cell>
          <table:table-cell table:formula="of:=VLOOKUP([.M70];entries_item_list_3;2)" office:value-type="string" office:string-value="赤紫蘇">
            <text:p>赤紫蘇</text:p>
          </table:table-cell>
          <table:table-cell table:formula="of:=VLOOKUP([.N70];entries_item_list_3;2)" office:value-type="string" office:string-value="赤紫蘇">
            <text:p>赤紫蘇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19999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table:formula="of:=CONCATENATE([.E71];&quot;-&quot;;[.F71])" office:value-type="string" office:string-value="G2-3">
            <text:p>G2-3</text:p>
          </table:table-cell>
          <table:table-cell/>
          <table:table-cell table:formula="of:=VLOOKUP([.H71];entries_item_list_3;2)" office:value-type="float" office:value="0">
            <text:p>#N/A</text:p>
          </table:table-cell>
          <table:table-cell/>
          <table:table-cell table:formula="of:=VLOOKUP([.J71];entries_item_list_3;2)" office:value-type="float" office:value="0">
            <text:p>#N/A</text:p>
          </table:table-cell>
          <table:table-cell table:formula="of:=LEFT([.E71];1)" office:value-type="string" office:string-value="G">
            <text:p>G</text:p>
          </table:table-cell>
          <table:table-cell table:formula="of:=MID([.E71];2;1)" office:value-type="string" office:string-value="2">
            <text:p>2</text:p>
          </table:table-cell>
          <table:table-cell table:formula="of:=RIGHT([.E71];1)" office:value-type="string" office:string-value="2">
            <text:p>2</text:p>
          </table:table-cell>
          <table:table-cell table:formula="of:=VLOOKUP([.L71];entries_item_list_3;2)" office:value-type="string" office:string-value="セージ">
            <text:p>セージ</text:p>
          </table:table-cell>
          <table:table-cell table:formula="of:=VLOOKUP([.M71];entries_item_list_3;2)" office:value-type="float" office:value="0">
            <text:p>#N/A</text:p>
          </table:table-cell>
          <table:table-cell table:formula="of:=VLOOKUP([.N71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table:formula="of:=CONCATENATE([.E72];&quot;-&quot;;[.F72])" office:value-type="string" office:string-value="A2-3">
            <text:p>A2-3</text:p>
          </table:table-cell>
          <table:table-cell/>
          <table:table-cell table:formula="of:=VLOOKUP([.H72];entries_item_list_3;2)" office:value-type="float" office:value="0">
            <text:p>#N/A</text:p>
          </table:table-cell>
          <table:table-cell/>
          <table:table-cell table:formula="of:=VLOOKUP([.J72];entries_item_list_3;2)" office:value-type="float" office:value="0">
            <text:p>#N/A</text:p>
          </table:table-cell>
          <table:table-cell table:formula="of:=LEFT([.E72];1)" office:value-type="string" office:string-value="A">
            <text:p>A</text:p>
          </table:table-cell>
          <table:table-cell table:formula="of:=MID([.E72];2;1)" office:value-type="string" office:string-value="2">
            <text:p>2</text:p>
          </table:table-cell>
          <table:table-cell table:formula="of:=RIGHT([.E72];1)" office:value-type="string" office:string-value="2">
            <text:p>2</text:p>
          </table:table-cell>
          <table:table-cell table:formula="of:=VLOOKUP([.L72];entries_item_list_3;2)" office:value-type="string" office:string-value="スペアミント">
            <text:p>スペアミント</text:p>
          </table:table-cell>
          <table:table-cell table:formula="of:=VLOOKUP([.M72];entries_item_list_3;2)" office:value-type="float" office:value="0">
            <text:p>#N/A</text:p>
          </table:table-cell>
          <table:table-cell table:formula="of:=VLOOKUP([.N7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73];&quot;-&quot;;[.F73])" office:value-type="string" office:string-value="D-3">
            <text:p>D-3</text:p>
          </table:table-cell>
          <table:table-cell/>
          <table:table-cell table:formula="of:=VLOOKUP([.H73];entries_item_list_3;2)" office:value-type="float" office:value="0">
            <text:p>#N/A</text:p>
          </table:table-cell>
          <table:table-cell/>
          <table:table-cell table:formula="of:=VLOOKUP([.J73];entries_item_list_3;2)" office:value-type="float" office:value="0">
            <text:p>#N/A</text:p>
          </table:table-cell>
          <table:table-cell table:formula="of:=LEFT([.E73];1)" office:value-type="string" office:string-value="D">
            <text:p>D</text:p>
          </table:table-cell>
          <table:table-cell table:formula="of:=MID([.E73];2;1)">
            <text:p/>
          </table:table-cell>
          <table:table-cell table:formula="of:=RIGHT([.E73];1)" office:value-type="string" office:string-value="D">
            <text:p>D</text:p>
          </table:table-cell>
          <table:table-cell table:formula="of:=VLOOKUP([.L73];entries_item_list_3;2)" office:value-type="string" office:string-value="赤紫蘇">
            <text:p>赤紫蘇</text:p>
          </table:table-cell>
          <table:table-cell table:formula="of:=VLOOKUP([.M73];entries_item_list_3;2)" office:value-type="float" office:value="0">
            <text:p>#N/A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74];&quot;-&quot;;[.F74])" office:value-type="string" office:string-value="DH-2:1">
            <text:p>DH-2:1</text:p>
          </table:table-cell>
          <table:table-cell/>
          <table:table-cell table:formula="of:=VLOOKUP([.H74];entries_item_list_3;2)" office:value-type="float" office:value="0">
            <text:p>#N/A</text:p>
          </table:table-cell>
          <table:table-cell/>
          <table:table-cell table:formula="of:=VLOOKUP([.J74];entries_item_list_3;2)" office:value-type="float" office:value="0">
            <text:p>#N/A</text:p>
          </table:table-cell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H">
            <text:p>H</text:p>
          </table:table-cell>
          <table:table-cell table:formula="of:=RIGHT([.E74];1)" office:value-type="string" office:string-value="H">
            <text:p>H</text:p>
          </table:table-cell>
          <table:table-cell table:formula="of:=VLOOKUP([.L74];entries_item_list_3;2)" office:value-type="string" office:string-value="赤紫蘇">
            <text:p>赤紫蘇</text:p>
          </table:table-cell>
          <table:table-cell table:formula="of:=VLOOKUP([.M74];entries_item_list_3;2)" office:value-type="string" office:string-value="チャービル">
            <text:p>チャービル</text:p>
          </table:table-cell>
          <table:table-cell table:formula="of:=VLOOKUP([.N7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75];&quot;-&quot;;[.F75])" office:value-type="string" office:string-value="AD-2:1">
            <text:p>AD-2:1</text:p>
          </table:table-cell>
          <table:table-cell/>
          <table:table-cell table:formula="of:=VLOOKUP([.H75];entries_item_list_3;2)" office:value-type="float" office:value="0">
            <text:p>#N/A</text:p>
          </table:table-cell>
          <table:table-cell/>
          <table:table-cell table:formula="of:=VLOOKUP([.J75];entries_item_list_3;2)" office:value-type="float" office:value="0">
            <text:p>#N/A</text:p>
          </table:table-cell>
          <table:table-cell table:formula="of:=LEFT([.E75];1)" office:value-type="string" office:string-value="A">
            <text:p>A</text:p>
          </table:table-cell>
          <table:table-cell table:formula="of:=MID([.E75];2;1)" office:value-type="string" office:string-value="D">
            <text:p>D</text:p>
          </table:table-cell>
          <table:table-cell table:formula="of:=RIGHT([.E75];1)" office:value-type="string" office:string-value="D">
            <text:p>D</text:p>
          </table:table-cell>
          <table:table-cell table:formula="of:=VLOOKUP([.L75];entries_item_list_3;2)" office:value-type="string" office:string-value="スペアミント">
            <text:p>スペアミント</text:p>
          </table:table-cell>
          <table:table-cell table:formula="of:=VLOOKUP([.M75];entries_item_list_3;2)" office:value-type="string" office:string-value="赤紫蘇">
            <text:p>赤紫蘇</text:p>
          </table:table-cell>
          <table:table-cell table:formula="of:=VLOOKUP([.N7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6];&quot;-&quot;;[.F76])" office:value-type="string" office:string-value="AD-1:2">
            <text:p>AD-1:2</text:p>
          </table:table-cell>
          <table:table-cell/>
          <table:table-cell table:formula="of:=VLOOKUP([.H76];entries_item_list_3;2)" office:value-type="float" office:value="0">
            <text:p>#N/A</text:p>
          </table:table-cell>
          <table:table-cell/>
          <table:table-cell table:formula="of:=VLOOKUP([.J76];entries_item_list_3;2)" office:value-type="float" office:value="0">
            <text:p>#N/A</text:p>
          </table:table-cell>
          <table:table-cell table:formula="of:=LEFT([.E76];1)" office:value-type="string" office:string-value="A">
            <text:p>A</text:p>
          </table:table-cell>
          <table:table-cell table:formula="of:=MID([.E76];2;1)" office:value-type="string" office:string-value="D">
            <text:p>D</text:p>
          </table:table-cell>
          <table:table-cell table:formula="of:=RIGHT([.E76];1)" office:value-type="string" office:string-value="D">
            <text:p>D</text:p>
          </table:table-cell>
          <table:table-cell table:formula="of:=VLOOKUP([.L76];entries_item_list_3;2)" office:value-type="string" office:string-value="スペアミント">
            <text:p>スペアミント</text:p>
          </table:table-cell>
          <table:table-cell table:formula="of:=VLOOKUP([.M76];entries_item_list_3;2)" office:value-type="string" office:string-value="赤紫蘇">
            <text:p>赤紫蘇</text:p>
          </table:table-cell>
          <table:table-cell table:formula="of:=VLOOKUP([.N76];entries_item_list_3;2)" office:value-type="string" office:string-value="赤紫蘇">
            <text:p>赤紫蘇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9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77];&quot;-&quot;;[.F77])" office:value-type="string" office:string-value="AG-1:2">
            <text:p>AG-1:2</text:p>
          </table:table-cell>
          <table:table-cell/>
          <table:table-cell table:formula="of:=VLOOKUP([.H77];entries_item_list_3;2)" office:value-type="float" office:value="0">
            <text:p>#N/A</text:p>
          </table:table-cell>
          <table:table-cell/>
          <table:table-cell table:formula="of:=VLOOKUP([.J77];entries_item_list_3;2)" office:value-type="float" office:value="0">
            <text:p>#N/A</text:p>
          </table:table-cell>
          <table:table-cell table:formula="of:=LEFT([.E77];1)" office:value-type="string" office:string-value="A">
            <text:p>A</text:p>
          </table:table-cell>
          <table:table-cell table:formula="of:=MID([.E77];2;1)" office:value-type="string" office:string-value="G">
            <text:p>G</text:p>
          </table:table-cell>
          <table:table-cell table:formula="of:=RIGHT([.E77];1)" office:value-type="string" office:string-value="G">
            <text:p>G</text:p>
          </table:table-cell>
          <table:table-cell table:formula="of:=VLOOKUP([.L77];entries_item_list_3;2)" office:value-type="string" office:string-value="スペアミント">
            <text:p>スペアミント</text:p>
          </table:table-cell>
          <table:table-cell table:formula="of:=VLOOKUP([.M77];entries_item_list_3;2)" office:value-type="string" office:string-value="セージ">
            <text:p>セージ</text:p>
          </table:table-cell>
          <table:table-cell table:formula="of:=VLOOKUP([.N77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8T01:16:10.46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8];&quot;-&quot;;[.F78])" office:value-type="string" office:string-value="AD-1:2">
            <text:p>AD-1:2</text:p>
          </table:table-cell>
          <table:table-cell/>
          <table:table-cell table:formula="of:=VLOOKUP([.H78];entries_item_list_3;2)" office:value-type="float" office:value="0">
            <text:p>#N/A</text:p>
          </table:table-cell>
          <table:table-cell/>
          <table:table-cell table:formula="of:=VLOOKUP([.J78];entries_item_list_3;2)" office:value-type="float" office:value="0">
            <text:p>#N/A</text:p>
          </table:table-cell>
          <table:table-cell table:formula="of:=LEFT([.E78];1)" office:value-type="string" office:string-value="A">
            <text:p>A</text:p>
          </table:table-cell>
          <table:table-cell table:formula="of:=MID([.E78];2;1)" office:value-type="string" office:string-value="D">
            <text:p>D</text:p>
          </table:table-cell>
          <table:table-cell table:formula="of:=RIGHT([.E78];1)" office:value-type="string" office:string-value="D">
            <text:p>D</text:p>
          </table:table-cell>
          <table:table-cell table:formula="of:=VLOOKUP([.L78];entries_item_list_3;2)" office:value-type="string" office:string-value="スペアミント">
            <text:p>スペアミント</text:p>
          </table:table-cell>
          <table:table-cell table:formula="of:=VLOOKUP([.M78];entries_item_list_3;2)" office:value-type="string" office:string-value="赤紫蘇">
            <text:p>赤紫蘇</text:p>
          </table:table-cell>
          <table:table-cell table:formula="of:=VLOOKUP([.N78];entries_item_list_3;2)" office:value-type="string" office:string-value="赤紫蘇">
            <text:p>赤紫蘇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79];&quot;-&quot;;[.F79])" office:value-type="string" office:string-value="-">
            <text:p>-</text:p>
          </table:table-cell>
          <table:table-cell/>
          <table:table-cell table:formula="of:=VLOOKUP([.H79];entries_item_list_3;2)" office:value-type="float" office:value="0">
            <text:p>#N/A</text:p>
          </table:table-cell>
          <table:table-cell/>
          <table:table-cell table:formula="of:=VLOOKUP([.J79];entries_item_list_3;2)" office:value-type="float" office:value="0">
            <text:p>#N/A</text:p>
          </table:table-cell>
          <table:table-cell table:formula="of:=LEFT([.E79];1)">
            <text:p/>
          </table:table-cell>
          <table:table-cell table:formula="of:=MID([.E79];2;1)">
            <text:p/>
          </table:table-cell>
          <table:table-cell table:formula="of:=RIGHT([.E79];1)">
            <text:p/>
          </table:table-cell>
          <table:table-cell table:formula="of:=VLOOKUP([.L79];entries_item_list_3;2)" office:value-type="float" office:value="0">
            <text:p>#N/A</text:p>
          </table:table-cell>
          <table:table-cell table:formula="of:=VLOOKUP([.M79];entries_item_list_3;2)" office:value-type="float" office:value="0">
            <text:p>#N/A</text:p>
          </table:table-cell>
          <table:table-cell table:formula="of:=VLOOKUP([.N7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80];&quot;-&quot;;[.F80])" office:value-type="string" office:string-value="-">
            <text:p>-</text:p>
          </table:table-cell>
          <table:table-cell/>
          <table:table-cell table:formula="of:=VLOOKUP([.H80];entries_item_list_3;2)" office:value-type="float" office:value="0">
            <text:p>#N/A</text:p>
          </table:table-cell>
          <table:table-cell/>
          <table:table-cell table:formula="of:=VLOOKUP([.J80];entries_item_list_3;2)" office:value-type="float" office:value="0">
            <text:p>#N/A</text:p>
          </table:table-cell>
          <table:table-cell table:formula="of:=LEFT([.E80];1)">
            <text:p/>
          </table:table-cell>
          <table:table-cell table:formula="of:=MID([.E80];2;1)">
            <text:p/>
          </table:table-cell>
          <table:table-cell table:formula="of:=RIGHT([.E80];1)">
            <text:p/>
          </table:table-cell>
          <table:table-cell table:formula="of:=VLOOKUP([.L80];entries_item_list_3;2)" office:value-type="float" office:value="0">
            <text:p>#N/A</text:p>
          </table:table-cell>
          <table:table-cell table:formula="of:=VLOOKUP([.M80];entries_item_list_3;2)" office:value-type="float" office:value="0">
            <text:p>#N/A</text:p>
          </table:table-cell>
          <table:table-cell table:formula="of:=VLOOKUP([.N8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81];&quot;-&quot;;[.F81])" office:value-type="string" office:string-value="-">
            <text:p>-</text:p>
          </table:table-cell>
          <table:table-cell/>
          <table:table-cell table:formula="of:=VLOOKUP([.H81];entries_item_list_3;2)" office:value-type="float" office:value="0">
            <text:p>#N/A</text:p>
          </table:table-cell>
          <table:table-cell/>
          <table:table-cell table:formula="of:=VLOOKUP([.J81];entries_item_list_3;2)" office:value-type="float" office:value="0">
            <text:p>#N/A</text:p>
          </table:table-cell>
          <table:table-cell table:formula="of:=LEFT([.E81];1)">
            <text:p/>
          </table:table-cell>
          <table:table-cell table:formula="of:=MID([.E81];2;1)">
            <text:p/>
          </table:table-cell>
          <table:table-cell table:formula="of:=RIGHT([.E81];1)">
            <text:p/>
          </table:table-cell>
          <table:table-cell table:formula="of:=VLOOKUP([.L81];entries_item_list_3;2)" office:value-type="float" office:value="0">
            <text:p>#N/A</text:p>
          </table:table-cell>
          <table:table-cell table:formula="of:=VLOOKUP([.M81];entries_item_list_3;2)" office:value-type="float" office:value="0">
            <text:p>#N/A</text:p>
          </table:table-cell>
          <table:table-cell table:formula="of:=VLOOKUP([.N81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82];&quot;-&quot;;[.F82])" office:value-type="string" office:string-value="-">
            <text:p>-</text:p>
          </table:table-cell>
          <table:table-cell/>
          <table:table-cell table:formula="of:=VLOOKUP([.H82];entries_item_list_3;2)" office:value-type="float" office:value="0">
            <text:p>#N/A</text:p>
          </table:table-cell>
          <table:table-cell/>
          <table:table-cell table:formula="of:=VLOOKUP([.J82];entries_item_list_3;2)" office:value-type="float" office:value="0">
            <text:p>#N/A</text:p>
          </table:table-cell>
          <table:table-cell table:formula="of:=LEFT([.E82];1)">
            <text:p/>
          </table:table-cell>
          <table:table-cell table:formula="of:=MID([.E82];2;1)">
            <text:p/>
          </table:table-cell>
          <table:table-cell table:formula="of:=RIGHT([.E82];1)">
            <text:p/>
          </table:table-cell>
          <table:table-cell table:formula="of:=VLOOKUP([.L82];entries_item_list_3;2)" office:value-type="float" office:value="0">
            <text:p>#N/A</text:p>
          </table:table-cell>
          <table:table-cell table:formula="of:=VLOOKUP([.M82];entries_item_list_3;2)" office:value-type="float" office:value="0">
            <text:p>#N/A</text:p>
          </table:table-cell>
          <table:table-cell table:formula="of:=VLOOKUP([.N82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83];&quot;-&quot;;[.F83])" office:value-type="string" office:string-value="-">
            <text:p>-</text:p>
          </table:table-cell>
          <table:table-cell/>
          <table:table-cell table:formula="of:=VLOOKUP([.H83];entries_item_list_3;2)" office:value-type="float" office:value="0">
            <text:p>#N/A</text:p>
          </table:table-cell>
          <table:table-cell/>
          <table:table-cell table:formula="of:=VLOOKUP([.J83];entries_item_list_3;2)" office:value-type="float" office:value="0">
            <text:p>#N/A</text:p>
          </table:table-cell>
          <table:table-cell table:formula="of:=LEFT([.E83];1)">
            <text:p/>
          </table:table-cell>
          <table:table-cell table:formula="of:=MID([.E83];2;1)">
            <text:p/>
          </table:table-cell>
          <table:table-cell table:formula="of:=RIGHT([.E83];1)">
            <text:p/>
          </table:table-cell>
          <table:table-cell table:formula="of:=VLOOKUP([.L83];entries_item_list_3;2)" office:value-type="float" office:value="0">
            <text:p>#N/A</text:p>
          </table:table-cell>
          <table:table-cell table:formula="of:=VLOOKUP([.M83];entries_item_list_3;2)" office:value-type="float" office:value="0">
            <text:p>#N/A</text:p>
          </table:table-cell>
          <table:table-cell table:formula="of:=VLOOKUP([.N8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84];&quot;-&quot;;[.F84])" office:value-type="string" office:string-value="-">
            <text:p>-</text:p>
          </table:table-cell>
          <table:table-cell/>
          <table:table-cell table:formula="of:=VLOOKUP([.H84];entries_item_list_3;2)" office:value-type="float" office:value="0">
            <text:p>#N/A</text:p>
          </table:table-cell>
          <table:table-cell/>
          <table:table-cell table:formula="of:=VLOOKUP([.J84];entries_item_list_3;2)" office:value-type="float" office:value="0">
            <text:p>#N/A</text:p>
          </table:table-cell>
          <table:table-cell table:formula="of:=LEFT([.E84];1)">
            <text:p/>
          </table:table-cell>
          <table:table-cell table:formula="of:=MID([.E84];2;1)">
            <text:p/>
          </table:table-cell>
          <table:table-cell table:formula="of:=RIGHT([.E84];1)">
            <text:p/>
          </table:table-cell>
          <table:table-cell table:formula="of:=VLOOKUP([.L84];entries_item_list_3;2)" office:value-type="float" office:value="0">
            <text:p>#N/A</text:p>
          </table:table-cell>
          <table:table-cell table:formula="of:=VLOOKUP([.M84];entries_item_list_3;2)" office:value-type="float" office:value="0">
            <text:p>#N/A</text:p>
          </table:table-cell>
          <table:table-cell table:formula="of:=VLOOKUP([.N8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85];&quot;-&quot;;[.F85])" office:value-type="string" office:string-value="-">
            <text:p>-</text:p>
          </table:table-cell>
          <table:table-cell/>
          <table:table-cell table:formula="of:=VLOOKUP([.H85];entries_item_list_3;2)" office:value-type="float" office:value="0">
            <text:p>#N/A</text:p>
          </table:table-cell>
          <table:table-cell/>
          <table:table-cell table:formula="of:=VLOOKUP([.J85];entries_item_list_3;2)" office:value-type="float" office:value="0">
            <text:p>#N/A</text:p>
          </table:table-cell>
          <table:table-cell table:formula="of:=LEFT([.E85];1)">
            <text:p/>
          </table:table-cell>
          <table:table-cell table:formula="of:=MID([.E85];2;1)">
            <text:p/>
          </table:table-cell>
          <table:table-cell table:formula="of:=RIGHT([.E85];1)">
            <text:p/>
          </table:table-cell>
          <table:table-cell table:formula="of:=VLOOKUP([.L85];entries_item_list_3;2)" office:value-type="float" office:value="0">
            <text:p>#N/A</text:p>
          </table:table-cell>
          <table:table-cell table:formula="of:=VLOOKUP([.M85];entries_item_list_3;2)" office:value-type="float" office:value="0">
            <text:p>#N/A</text:p>
          </table:table-cell>
          <table:table-cell table:formula="of:=VLOOKUP([.N8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8T02:00:55.03">
            <text:p>2021/6/28 2:00</text:p>
          </table:table-cell>
          <table:table-cell table:style-name="ce6" table:formula="of:=NOW()" office:value-type="date" office:date-value="2021-06-28T02:00:55.03">
            <text:p>2021/6/28 2:00</text:p>
          </table:table-cell>
          <table:table-cell table:number-columns-repeated="3" table:style-name="ce6" office:value-type="string">
            <text:p>*</text:p>
          </table:table-cell>
          <table:table-cell table:number-columns-repeated="10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8T02:00:55.05">
            <text:p>2021/6/28 2:00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0"/>
        </table:table-row>
        <table:table-row table:style-name="ro5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I89];[.L89])" office:value-type="string" office:string-value="A2">
            <text:p>A2</text:p>
          </table:table-cell>
          <table:table-cell table:style-name="ce10" table:formula="of:=COUNTIF([.$E$2:.$E$55];[.M90])" office:value-type="float" office:value="4">
            <text:p>4</text:p>
          </table:table-cell>
          <table:table-cell table:style-name="ce26" office:value-type="string">
            <text:p>1:1</text:p>
          </table:table-cell>
          <table:table-cell table:style-name="ce10" table:formula="of:=CONCATENATE([.$M$89];&quot;-&quot;;[.O92])" office:value-type="string" office:string-value="A2-3">
            <text:p>A2-3</text:p>
          </table:table-cell>
          <table:table-cell table:style-name="ce10" table:formula="of:=COUNTIF(list_of_concatenated_id;[.P8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I89];[.L90])" office:value-type="string" office:string-value="AD">
            <text:p>AD</text:p>
          </table:table-cell>
          <table:table-cell table:style-name="ce10" table:formula="of:=COUNTIF([.$E$2:.$E$55];[.M91])" office:value-type="float" office:value="0">
            <text:p>0</text:p>
          </table:table-cell>
          <table:table-cell table:style-name="ce26" office:value-type="string">
            <text:p>1:2</text:p>
          </table:table-cell>
          <table:table-cell table:style-name="ce10" table:formula="of:=CONCATENATE([.$M$90];&quot;-&quot;;[.O89])" office:value-type="string" office:string-value="AD-1:1">
            <text:p>AD-1:1</text:p>
          </table:table-cell>
          <table:table-cell table:style-name="ce10" table:formula="of:=COUNTIF(list_of_concatenated_id;[.P9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90];[.L91])" office:value-type="string" office:string-value="AE">
            <text:p>AE</text:p>
          </table:table-cell>
          <table:table-cell table:style-name="ce10" table:formula="of:=COUNTIF([.$E$2:.$E$55];[.M92])" office:value-type="float" office:value="1">
            <text:p>1</text:p>
          </table:table-cell>
          <table:table-cell table:style-name="ce26" office:value-type="string">
            <text:p>2:1</text:p>
          </table:table-cell>
          <table:table-cell table:style-name="ce10" table:formula="of:=CONCATENATE([.$M$90];&quot;-&quot;;[.O90])" office:value-type="string" office:string-value="AD-1:2">
            <text:p>AD-1:2</text:p>
          </table:table-cell>
          <table:table-cell table:style-name="ce10" table:formula="of:=COUNTIF(list_of_concatenated_id;[.P91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91];[.L92])" office:value-type="string" office:string-value="AF">
            <text:p>AF</text:p>
          </table:table-cell>
          <table:table-cell table:style-name="ce10" table:formula="of:=COUNTIF([.$E$2:.$E$55];[.M93])" office:value-type="float" office:value="4">
            <text:p>4</text:p>
          </table:table-cell>
          <table:table-cell table:style-name="ce26" office:value-type="string">
            <text:p>3</text:p>
          </table:table-cell>
          <table:table-cell table:style-name="ce10" table:formula="of:=CONCATENATE([.$M$90];&quot;-&quot;;[.O91])" office:value-type="string" office:string-value="AD-2:1">
            <text:p>AD-2:1</text:p>
          </table:table-cell>
          <table:table-cell table:style-name="ce10" table:formula="of:=COUNTIF(list_of_concatenated_id;[.P9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92];[.L93])" office:value-type="string" office:string-value="AG">
            <text:p>AG</text:p>
          </table:table-cell>
          <table:table-cell table:style-name="ce10" table:formula="of:=COUNTIF([.$E$2:.$E$55];[.M94])" office:value-type="float" office:value="2">
            <text:p>2</text:p>
          </table:table-cell>
          <table:table-cell table:style-name="ce26"/>
          <table:table-cell table:style-name="ce10" table:formula="of:=CONCATENATE([.$M$92];&quot;-&quot;;[.$O89])" office:value-type="string" office:string-value="AF-1:1">
            <text:p>AF-1:1</text:p>
          </table:table-cell>
          <table:table-cell table:style-name="ce10" table:formula="of:=COUNTIF(list_of_concatenated_id;[.P9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93];[.L94])" office:value-type="string" office:string-value="AH">
            <text:p>AH</text:p>
          </table:table-cell>
          <table:table-cell table:style-name="ce10" table:formula="of:=COUNTIF([.$E$2:.$E$55];[.M95])" office:value-type="float" office:value="1">
            <text:p>1</text:p>
          </table:table-cell>
          <table:table-cell table:style-name="ce26"/>
          <table:table-cell table:style-name="ce10" table:formula="of:=CONCATENATE([.$M$92];&quot;-&quot;;[.$O90])" office:value-type="string" office:string-value="AF-1:2">
            <text:p>AF-1:2</text:p>
          </table:table-cell>
          <table:table-cell table:style-name="ce10" table:formula="of:=COUNTIF(list_of_concatenated_id;[.P9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94];[.L95])" office:value-type="string" office:string-value="DE">
            <text:p>DE</text:p>
          </table:table-cell>
          <table:table-cell table:style-name="ce10" table:formula="of:=COUNTIF([.$E$2:.$E$55];[.M96])" office:value-type="float" office:value="5">
            <text:p>5</text:p>
          </table:table-cell>
          <table:table-cell table:style-name="ce26"/>
          <table:table-cell table:style-name="ce10" table:formula="of:=CONCATENATE([.$M$92];&quot;-&quot;;[.$O91])" office:value-type="string" office:string-value="AF-2:1">
            <text:p>AF-2:1</text:p>
          </table:table-cell>
          <table:table-cell table:style-name="ce10" table:formula="of:=COUNTIF(list_of_concatenated_id;[.P9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95];[.L96])" office:value-type="string" office:string-value="DF">
            <text:p>DF</text:p>
          </table:table-cell>
          <table:table-cell table:style-name="ce10" table:formula="of:=COUNTIF([.$E$2:.$E$55];[.M97])" office:value-type="float" office:value="6">
            <text:p>6</text:p>
          </table:table-cell>
          <table:table-cell table:style-name="ce26"/>
          <table:table-cell table:style-name="ce10" table:formula="of:=CONCATENATE([.$M$93];&quot;-&quot;;[.$O89])" office:value-type="string" office:string-value="AG-1:1">
            <text:p>AG-1:1</text:p>
          </table:table-cell>
          <table:table-cell table:style-name="ce10" table:formula="of:=COUNTIF(list_of_concatenated_id;[.P9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96];[.L97])" office:value-type="string" office:string-value="DG">
            <text:p>DG</text:p>
          </table:table-cell>
          <table:table-cell table:style-name="ce10" table:formula="of:=COUNTIF([.$E$2:.$E$55];[.M98])" office:value-type="float" office:value="1">
            <text:p>1</text:p>
          </table:table-cell>
          <table:table-cell table:style-name="ce26"/>
          <table:table-cell table:style-name="ce10" table:formula="of:=CONCATENATE([.$M$93];&quot;-&quot;;[.$O90])" office:value-type="string" office:string-value="AG-1:2">
            <text:p>AG-1:2</text:p>
          </table:table-cell>
          <table:table-cell table:style-name="ce10" table:formula="of:=COUNTIF(list_of_concatenated_id;[.P97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97];[.L98])" office:value-type="string" office:string-value="DH">
            <text:p>DH</text:p>
          </table:table-cell>
          <table:table-cell table:style-name="ce10" table:formula="of:=COUNTIF([.$E$2:.$E$55];[.M99])" office:value-type="float" office:value="1">
            <text:p>1</text:p>
          </table:table-cell>
          <table:table-cell table:style-name="ce26"/>
          <table:table-cell table:style-name="ce10" table:formula="of:=CONCATENATE([.$M$93];&quot;-&quot;;[.$O91])" office:value-type="string" office:string-value="AG-2:1">
            <text:p>AG-2:1</text:p>
          </table:table-cell>
          <table:table-cell table:style-name="ce10" table:formula="of:=COUNTIF(list_of_concatenated_id;[.P9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X</text:p>
          </table:table-cell>
          <table:table-cell table:style-name="ce10" table:formula="of:=CONCATENATE([.I98];[.L99])" office:value-type="string" office:string-value="DX">
            <text:p>DX</text:p>
          </table:table-cell>
          <table:table-cell table:style-name="ce10" table:formula="of:=COUNTIF([.$E$2:.$E$55];[.M100])" office:value-type="float" office:value="2">
            <text:p>2</text:p>
          </table:table-cell>
          <table:table-cell table:style-name="ce26"/>
          <table:table-cell table:style-name="ce10" table:formula="of:=CONCATENATE([.$L$90];&quot;-&quot;;[.$O92])" office:value-type="string" office:string-value="D-3">
            <text:p>D-3</text:p>
          </table:table-cell>
          <table:table-cell table:style-name="ce10" table:formula="of:=COUNTIF(list_of_concatenated_id;[.P9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8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10" table:formula="of:=CONCATENATE([.I99];[.L100])" office:value-type="string" office:string-value="FG">
            <text:p>FG</text:p>
          </table:table-cell>
          <table:table-cell table:style-name="ce10" table:formula="of:=COUNTIF([.$E$2:.$E$55];[.M101])" office:value-type="float" office:value="1">
            <text:p>1</text:p>
          </table:table-cell>
          <table:table-cell table:style-name="ce26"/>
          <table:table-cell table:style-name="ce10" table:formula="of:=CONCATENATE([.$M$96];&quot;-&quot;;[.$O89])" office:value-type="string" office:string-value="DF-1:1">
            <text:p>DF-1:1</text:p>
          </table:table-cell>
          <table:table-cell table:style-name="ce10" table:formula="of:=COUNTIF(list_of_concatenated_id;[.P10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101])" office:value-type="float" office:value="9">
            <text:p>9</text:p>
          </table:table-cell>
          <table:table-cell table:style-name="Default"/>
          <table:table-cell table:style-name="Default" office:value-type="string">
            <text:p>G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ce10" table:formula="of:=CONCATENATE([.I100];[.L101])" office:value-type="string" office:string-value="FH">
            <text:p>FH</text:p>
          </table:table-cell>
          <table:table-cell table:style-name="ce10" table:formula="of:=COUNTIF([.$E$2:.$E$55];[.M102])" office:value-type="float" office:value="1">
            <text:p>1</text:p>
          </table:table-cell>
          <table:table-cell table:style-name="ce26"/>
          <table:table-cell table:style-name="ce10" table:formula="of:=CONCATENATE([.$M$96];&quot;-&quot;;[.$O90])" office:value-type="string" office:string-value="DF-1:2">
            <text:p>DF-1:2</text:p>
          </table:table-cell>
          <table:table-cell table:style-name="ce10" table:formula="of:=COUNTIF(list_of_concatenated_id;[.P10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102])" office:value-type="float" office:value="3">
            <text:p>3</text:p>
          </table:table-cell>
          <table:table-cell table:style-name="Default" table:number-columns-repeated="4"/>
          <table:table-cell table:style-name="Default" office:value-type="string">
            <text:p>H</text:p>
          </table:table-cell>
          <table:table-cell table:style-name="ce10" table:formula="of:=CONCATENATE([.I101];[.L102])" office:value-type="string" office:string-value="GH">
            <text:p>GH</text:p>
          </table:table-cell>
          <table:table-cell table:style-name="Default" table:number-columns-repeated="2"/>
          <table:table-cell table:style-name="ce10" table:formula="of:=CONCATENATE([.$M$96];&quot;-&quot;;[.$O91])" office:value-type="string" office:string-value="DF-2:1">
            <text:p>DF-2:1</text:p>
          </table:table-cell>
          <table:table-cell table:style-name="ce10" table:formula="of:=COUNTIF(list_of_concatenated_id;[.P102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103])" office:value-type="float" office:value="2">
            <text:p>2</text:p>
          </table:table-cell>
          <table:table-cell table:style-name="Default" table:number-columns-repeated="5"/>
          <table:table-cell table:style-name="Default" office:value-type="string">
            <text:p>G2</text:p>
          </table:table-cell>
          <table:table-cell table:style-name="Default" table:number-columns-repeated="2"/>
          <table:table-cell table:style-name="ce10" table:formula="of:=CONCATENATE([.$M$97];&quot;-&quot;;[.$O89])" office:value-type="string" office:string-value="DG-1:1">
            <text:p>DG-1:1</text:p>
          </table:table-cell>
          <table:table-cell table:style-name="ce10" table:formula="of:=COUNTIF(list_of_concatenated_id;[.P10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7];&quot;-&quot;;[.$O90])" office:value-type="string" office:string-value="DG-1:2">
            <text:p>DG-1:2</text:p>
          </table:table-cell>
          <table:table-cell table:style-name="ce10" table:formula="of:=COUNTIF(list_of_concatenated_id;[.P10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7];&quot;-&quot;;[.$O91])" office:value-type="string" office:string-value="DG-2:1">
            <text:p>DG-2:1</text:p>
          </table:table-cell>
          <table:table-cell table:style-name="ce10" table:formula="of:=COUNTIF(list_of_concatenated_id;[.P105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8];&quot;-&quot;;[.$O89])" office:value-type="string" office:string-value="DH-1:1">
            <text:p>DH-1:1</text:p>
          </table:table-cell>
          <table:table-cell table:style-name="ce10" table:formula="of:=COUNTIF(list_of_concatenated_id;[.P10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8];&quot;-&quot;;[.$O90])" office:value-type="string" office:string-value="DH-1:2">
            <text:p>DH-1:2</text:p>
          </table:table-cell>
          <table:table-cell table:style-name="ce10" table:formula="of:=COUNTIF(list_of_concatenated_id;[.P10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8];&quot;-&quot;;[.$O91])" office:value-type="string" office:string-value="DH-2:1">
            <text:p>DH-2:1</text:p>
          </table:table-cell>
          <table:table-cell table:style-name="ce10" table:formula="of:=COUNTIF(list_of_concatenated_id;[.P108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9];&quot;-&quot;;[.$O89])" office:value-type="string" office:string-value="DX-1:1">
            <text:p>DX-1:1</text:p>
          </table:table-cell>
          <table:table-cell table:style-name="ce10" table:formula="of:=COUNTIF(list_of_concatenated_id;[.P10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9];&quot;-&quot;;[.$O90])" office:value-type="string" office:string-value="DX-1:2">
            <text:p>DX-1:2</text:p>
          </table:table-cell>
          <table:table-cell table:style-name="ce10" table:formula="of:=COUNTIF(list_of_concatenated_id;[.P11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9];&quot;-&quot;;[.$O91])" office:value-type="string" office:string-value="DX-2:1">
            <text:p>DX-2:1</text:p>
          </table:table-cell>
          <table:table-cell table:style-name="ce10" table:formula="of:=COUNTIF(list_of_concatenated_id;[.P11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0];&quot;-&quot;;[.$O89])" office:value-type="string" office:string-value="FG-1:1">
            <text:p>FG-1:1</text:p>
          </table:table-cell>
          <table:table-cell table:style-name="ce10" table:formula="of:=COUNTIF(list_of_concatenated_id;[.P11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0];&quot;-&quot;;[.$O90])" office:value-type="string" office:string-value="FG-1:2">
            <text:p>FG-1:2</text:p>
          </table:table-cell>
          <table:table-cell table:style-name="ce10" table:formula="of:=COUNTIF(list_of_concatenated_id;[.P11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0];&quot;-&quot;;[.$O91])" office:value-type="string" office:string-value="FG-2:1">
            <text:p>FG-2:1</text:p>
          </table:table-cell>
          <table:table-cell table:style-name="ce10" table:formula="of:=COUNTIF(list_of_concatenated_id;[.P11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1];&quot;-&quot;;[.$O89])" office:value-type="string" office:string-value="FH-1:1">
            <text:p>FH-1:1</text:p>
          </table:table-cell>
          <table:table-cell table:style-name="ce10" table:formula="of:=COUNTIF(list_of_concatenated_id;[.P11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1];&quot;-&quot;;[.$O90])" office:value-type="string" office:string-value="FH-1:2">
            <text:p>FH-1:2</text:p>
          </table:table-cell>
          <table:table-cell table:style-name="ce10" table:formula="of:=COUNTIF(list_of_concatenated_id;[.P11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1];&quot;-&quot;;[.$O91])" office:value-type="string" office:string-value="FH-2:1">
            <text:p>FH-2:1</text:p>
          </table:table-cell>
          <table:table-cell table:style-name="ce10" table:formula="of:=COUNTIF(list_of_concatenated_id;[.P11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3];&quot;-&quot;;[.$O92])" office:value-type="string" office:string-value="G2-3">
            <text:p>G2-3</text:p>
          </table:table-cell>
          <table:table-cell table:style-name="ce10" table:formula="of:=COUNTIF(list_of_concatenated_id;[.P118])" office:value-type="float" office:value="1">
            <text:p>1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18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8T02:00:57.23">
            <text:p>2021/6/28 2:00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6-28T02:00:57.23">
            <text:p>2021/6/28 2:00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8T02:00:57.25">
            <text:p>2021/6/28 2:00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8T02:00:57.25">
            <text:p>2021/6/28 2:00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19" table:default-cell-style-name="ce58"/>
        <table:table-column table:style-name="co1" table:default-cell-style-name="ce57"/>
        <table:table-column table:style-name="co20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8T02:00:57.25">
            <text:p>2021/6/28 2:00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'4'.$B$40" table:cell-range-address="$'1'.$B$2:.$C$10"/>
        <table:named-range table:name="entries_item" table:base-cell-address="$'4'.$C$39" table:cell-range-address="$list.$E$2:.$E$50"/>
        <table:named-range table:name="entries_item_no_ratios" table:base-cell-address="$'4'.$C$39" table:cell-range-address="$list.$C$2:.$C$50"/>
        <table:named-range table:name="entries_item_list_3" table:base-cell-address="$'list-of-sheets'.$D$41" table:cell-range-address="$list_3.$F$89:.$G$99"/>
        <table:named-range table:name="list_of_id_numbers" table:base-cell-address="$list_3.$A$85" table:cell-range-address="$list_3.$A$2:.$A$85"/>
        <table:named-range table:name="list_of_concatenated_id" table:base-cell-address="$list_3.$A$85" table:cell-range-address="$list_3.$G$2:.$G$85"/>
      </table:named-expressions>
      <table:database-ranges>
        <table:database-range table:target-range-address="list_3.A2:list_3.AMJ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2021/06/28</text:date>, <text:time>02:00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6-28T02:00:56.92</dc:date>
    <dc:creator>iwabuchi ken</dc:creator>
    <meta:editing-duration>P1DT11M31S</meta:editing-duration>
    <meta:editing-cycles>284</meta:editing-cycles>
    <meta:generator>OpenOffice/4.1.3$Win32 OpenOffice.org_project/413m1$Build-9783</meta:generator>
    <meta:document-statistic meta:table-count="6" meta:cell-count="2294" meta:object-count="0"/>
  </office:meta>
</office:document-meta>
</file>